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7181in" svg:y="0.761in">
            <draw:object draw:notify-on-update-of-ranges="Sheet1.A1:Sheet1.A1 Sheet1.A2:Sheet1.A200 Sheet1.B1:Sheet1.B1 Sheet1.B2:Sheet1.B200 Sheet1.C1:Sheet1.C1 Sheet1.C2:Sheet1.C200 Sheet1.D1:Sheet1.D1 Sheet1.D2:Sheet1.D200 Sheet1.E1:Sheet1.E1 Sheet1.E2:Sheet1.E200 Sheet1.F1:Sheet1.F1 Sheet1.F2:Sheet1.F200 Sheet1.G1:Sheet1.G1 Sheet1.G2:Sheet1.G200 Sheet1.H1:Sheet1.H1 Sheet1.H2:Sheet1.H200 Sheet1.I1:Sheet1.I1 Sheet1.I2:Sheet1.I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37.681" calcext:value-type="float">
            <text:p>37.681</text:p>
          </table:table-cell>
          <table:table-cell office:value-type="float" office:value="25.899" calcext:value-type="float">
            <text:p>25.899</text:p>
          </table:table-cell>
          <table:table-cell office:value-type="float" office:value="21.052" calcext:value-type="float">
            <text:p>21.052</text:p>
          </table:table-cell>
          <table:table-cell office:value-type="float" office:value="17.921" calcext:value-type="float">
            <text:p>17.921</text:p>
          </table:table-cell>
          <table:table-cell office:value-type="float" office:value="16.045" calcext:value-type="float">
            <text:p>16.045</text:p>
          </table:table-cell>
          <table:table-cell office:value-type="float" office:value="15.99" calcext:value-type="float">
            <text:p>15.99</text:p>
          </table:table-cell>
          <table:table-cell office:value-type="float" office:value="15.132" calcext:value-type="float">
            <text:p>15.132</text:p>
          </table:table-cell>
          <table:table-cell office:value-type="float" office:value="14.132" calcext:value-type="float">
            <text:p>14.132</text:p>
          </table:table-cell>
          <table:table-cell office:value-type="float" office:value="13.195" calcext:value-type="float">
            <text:p>13.195</text:p>
          </table:table-cell>
        </table:table-row>
        <table:table-row table:style-name="ro2">
          <table:table-cell office:value-type="float" office:value="15.942" calcext:value-type="float">
            <text:p>15.942</text:p>
          </table:table-cell>
          <table:table-cell office:value-type="float" office:value="9.3525" calcext:value-type="float">
            <text:p>9.3525</text:p>
          </table:table-cell>
          <table:table-cell office:value-type="float" office:value="9.0909" calcext:value-type="float">
            <text:p>9.0909</text:p>
          </table:table-cell>
          <table:table-cell office:value-type="float" office:value="7.1685" calcext:value-type="float">
            <text:p>7.1685</text:p>
          </table:table-cell>
          <table:table-cell office:value-type="float" office:value="8.0229" calcext:value-type="float">
            <text:p>8.0229</text:p>
          </table:table-cell>
          <table:table-cell office:value-type="float" office:value="7.8759" calcext:value-type="float">
            <text:p>7.8759</text:p>
          </table:table-cell>
          <table:table-cell office:value-type="float" office:value="7.771" calcext:value-type="float">
            <text:p>7.771</text:p>
          </table:table-cell>
          <table:table-cell office:value-type="float" office:value="8.0501" calcext:value-type="float">
            <text:p>8.0501</text:p>
          </table:table-cell>
          <table:table-cell office:value-type="float" office:value="8.2671" calcext:value-type="float">
            <text:p>8.2671</text:p>
          </table:table-cell>
        </table:table-row>
        <table:table-row table:style-name="ro2">
          <table:table-cell office:value-type="float" office:value="13.043" calcext:value-type="float">
            <text:p>13.043</text:p>
          </table:table-cell>
          <table:table-cell office:value-type="float" office:value="7.9137" calcext:value-type="float">
            <text:p>7.9137</text:p>
          </table:table-cell>
          <table:table-cell office:value-type="float" office:value="8.134" calcext:value-type="float">
            <text:p>8.134</text:p>
          </table:table-cell>
          <table:table-cell office:value-type="float" office:value="7.5269" calcext:value-type="float">
            <text:p>7.5269</text:p>
          </table:table-cell>
          <table:table-cell office:value-type="float" office:value="4.8711" calcext:value-type="float">
            <text:p>4.8711</text:p>
          </table:table-cell>
          <table:table-cell office:value-type="float" office:value="7.6372" calcext:value-type="float">
            <text:p>7.6372</text:p>
          </table:table-cell>
          <table:table-cell office:value-type="float" office:value="7.9755" calcext:value-type="float">
            <text:p>7.9755</text:p>
          </table:table-cell>
          <table:table-cell office:value-type="float" office:value="8.229" calcext:value-type="float">
            <text:p>8.229</text:p>
          </table:table-cell>
          <table:table-cell office:value-type="float" office:value="7.6312" calcext:value-type="float">
            <text:p>7.6312</text:p>
          </table:table-cell>
        </table:table-row>
        <table:table-row table:style-name="ro2">
          <table:table-cell office:value-type="float" office:value="13.043" calcext:value-type="float">
            <text:p>13.043</text:p>
          </table:table-cell>
          <table:table-cell office:value-type="float" office:value="5.7554" calcext:value-type="float">
            <text:p>5.7554</text:p>
          </table:table-cell>
          <table:table-cell office:value-type="float" office:value="7.177" calcext:value-type="float">
            <text:p>7.177</text:p>
          </table:table-cell>
          <table:table-cell office:value-type="float" office:value="6.0932" calcext:value-type="float">
            <text:p>6.0932</text:p>
          </table:table-cell>
          <table:table-cell office:value-type="float" office:value="6.0172" calcext:value-type="float">
            <text:p>6.0172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771" calcext:value-type="float">
            <text:p>7.771</text:p>
          </table:table-cell>
          <table:table-cell office:value-type="float" office:value="8.0501" calcext:value-type="float">
            <text:p>8.0501</text:p>
          </table:table-cell>
          <table:table-cell office:value-type="float" office:value="7.9491" calcext:value-type="float">
            <text:p>7.9491</text:p>
          </table:table-cell>
        </table:table-row>
        <table:table-row table:style-name="ro2">
          <table:table-cell office:value-type="float" office:value="8.6957" calcext:value-type="float">
            <text:p>8.6957</text:p>
          </table:table-cell>
          <table:table-cell office:value-type="float" office:value="6.4748" calcext:value-type="float">
            <text:p>6.4748</text:p>
          </table:table-cell>
          <table:table-cell office:value-type="float" office:value="7.177" calcext:value-type="float">
            <text:p>7.177</text:p>
          </table:table-cell>
          <table:table-cell office:value-type="float" office:value="5.7348" calcext:value-type="float">
            <text:p>5.7348</text:p>
          </table:table-cell>
          <table:table-cell office:value-type="float" office:value="4.298" calcext:value-type="float">
            <text:p>4.298</text:p>
          </table:table-cell>
          <table:table-cell office:value-type="float" office:value="7.1599" calcext:value-type="float">
            <text:p>7.1599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8712" calcext:value-type="float">
            <text:p>7.8712</text:p>
          </table:table-cell>
          <table:table-cell office:value-type="float" office:value="7.3132" calcext:value-type="float">
            <text:p>7.3132</text:p>
          </table:table-cell>
        </table:table-row>
        <table:table-row table:style-name="ro2">
          <table:table-cell office:value-type="float" office:value="10.144" calcext:value-type="float">
            <text:p>10.144</text:p>
          </table:table-cell>
          <table:table-cell office:value-type="float" office:value="5.7554" calcext:value-type="float">
            <text:p>5.7554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9427" calcext:value-type="float">
            <text:p>3.9427</text:p>
          </table:table-cell>
          <table:table-cell office:value-type="float" office:value="5.1576" calcext:value-type="float">
            <text:p>5.1576</text:p>
          </table:table-cell>
          <table:table-cell office:value-type="float" office:value="7.8759" calcext:value-type="float">
            <text:p>7.8759</text:p>
          </table:table-cell>
          <table:table-cell office:value-type="float" office:value="6.953" calcext:value-type="float">
            <text:p>6.953</text:p>
          </table:table-cell>
          <table:table-cell office:value-type="float" office:value="7.6923" calcext:value-type="float">
            <text:p>7.6923</text:p>
          </table:table-cell>
          <table:table-cell office:value-type="float" office:value="7.7901" calcext:value-type="float">
            <text:p>7.7901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362" calcext:value-type="float">
            <text:p>7.362</text:p>
          </table:table-cell>
          <table:table-cell office:value-type="float" office:value="7.3345" calcext:value-type="float">
            <text:p>7.3345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6.4748" calcext:value-type="float">
            <text:p>6.474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0179" calcext:value-type="float">
            <text:p>5.0179</text:p>
          </table:table-cell>
          <table:table-cell office:value-type="float" office:value="6.0172" calcext:value-type="float">
            <text:p>6.0172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3345" calcext:value-type="float">
            <text:p>7.3345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7.2464" calcext:value-type="float">
            <text:p>7.2464</text:p>
          </table:table-cell>
          <table:table-cell office:value-type="float" office:value="5.7554" calcext:value-type="float">
            <text:p>5.7554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6595" calcext:value-type="float">
            <text:p>4.6595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953" calcext:value-type="float">
            <text:p>6.953</text:p>
          </table:table-cell>
          <table:table-cell office:value-type="float" office:value="6.9767" calcext:value-type="float">
            <text:p>6.9767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2.1583" calcext:value-type="float">
            <text:p>2.1583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3763" calcext:value-type="float">
            <text:p>5.3763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135" calcext:value-type="float">
            <text:p>6.135</text:p>
          </table:table-cell>
          <table:table-cell office:value-type="float" office:value="7.3345" calcext:value-type="float">
            <text:p>7.3345</text:p>
          </table:table-cell>
          <table:table-cell office:value-type="float" office:value="7.4722" calcext:value-type="float">
            <text:p>7.4722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9427" calcext:value-type="float">
            <text:p>3.9427</text:p>
          </table:table-cell>
          <table:table-cell office:value-type="float" office:value="5.4441" calcext:value-type="float">
            <text:p>5.4441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1">
          <table:table-cell office:value-type="float" office:value="4.3478" calcext:value-type="float">
            <text:p>4.3478</text:p>
          </table:table-cell>
          <table:table-cell office:value-type="float" office:value="2.1583" calcext:value-type="float">
            <text:p>2.1583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6.619" calcext:value-type="float">
            <text:p>6.61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6923" calcext:value-type="float">
            <text:p>7.6923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5665" calcext:value-type="float">
            <text:p>7.566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1">
          <table:table-cell office:value-type="float" office:value="7.2464" calcext:value-type="float">
            <text:p>7.2464</text:p>
          </table:table-cell>
          <table:table-cell office:value-type="float" office:value="4.3165" calcext:value-type="float">
            <text:p>4.3165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9427" calcext:value-type="float">
            <text:p>3.9427</text:p>
          </table:table-cell>
          <table:table-cell office:value-type="float" office:value="5.1576" calcext:value-type="float">
            <text:p>5.1576</text:p>
          </table:table-cell>
          <table:table-cell office:value-type="float" office:value="7.1599" calcext:value-type="float">
            <text:p>7.1599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6595" calcext:value-type="float">
            <text:p>4.659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5.036" calcext:value-type="float">
            <text:p>5.036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3395" calcext:value-type="float">
            <text:p>6.3395</text:p>
          </table:table-cell>
          <table:table-cell office:value-type="float" office:value="6.9767" calcext:value-type="float">
            <text:p>6.9767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5.036" calcext:value-type="float">
            <text:p>5.03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 office:value-type="float" office:value="1.4493" calcext:value-type="float">
            <text:p>1.4493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11" calcext:value-type="float">
            <text:p>4.3011</text:p>
          </table:table-cell>
          <table:table-cell office:value-type="float" office:value="3.7249" calcext:value-type="float">
            <text:p>3.7249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2.1583" calcext:value-type="float">
            <text:p>2.1583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8711" calcext:value-type="float">
            <text:p>4.8711</text:p>
          </table:table-cell>
          <table:table-cell office:value-type="float" office:value="7.3986" calcext:value-type="float">
            <text:p>7.3986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8711" calcext:value-type="float">
            <text:p>4.8711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362" calcext:value-type="float">
            <text:p>7.362</text:p>
          </table:table-cell>
          <table:table-cell office:value-type="float" office:value="7.6923" calcext:value-type="float">
            <text:p>7.6923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8711" calcext:value-type="float">
            <text:p>4.8711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 office:value-type="float" office:value="5.7971" calcext:value-type="float">
            <text:p>5.7971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5665" calcext:value-type="float">
            <text:p>7.566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298" calcext:value-type="float">
            <text:p>4.298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544" calcext:value-type="float">
            <text:p>6.544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 office:value-type="float" office:value="1.4493" calcext:value-type="float">
            <text:p>1.4493</text:p>
          </table:table-cell>
          <table:table-cell office:value-type="float" office:value="2.1583" calcext:value-type="float">
            <text:p>2.1583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3395" calcext:value-type="float">
            <text:p>6.3395</text:p>
          </table:table-cell>
          <table:table-cell office:value-type="float" office:value="6.619" calcext:value-type="float">
            <text:p>6.61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5.036" calcext:value-type="float">
            <text:p>5.036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3345" calcext:value-type="float">
            <text:p>7.3345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 office:value-type="float" office:value="2.8986" calcext:value-type="float">
            <text:p>2.8986</text:p>
          </table:table-cell>
          <table:table-cell office:value-type="float" office:value="4.3165" calcext:value-type="float">
            <text:p>4.3165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298" calcext:value-type="float">
            <text:p>4.298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5665" calcext:value-type="float">
            <text:p>7.566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7.4722" calcext:value-type="float">
            <text:p>7.472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1583" calcext:value-type="float">
            <text:p>2.1583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9427" calcext:value-type="float">
            <text:p>3.9427</text:p>
          </table:table-cell>
          <table:table-cell office:value-type="float" office:value="5.1576" calcext:value-type="float">
            <text:p>5.1576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362" calcext:value-type="float">
            <text:p>7.362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8711" calcext:value-type="float">
            <text:p>4.8711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7279" calcext:value-type="float">
            <text:p>5.7279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298" calcext:value-type="float">
            <text:p>4.298</text:p>
          </table:table-cell>
          <table:table-cell office:value-type="float" office:value="5.7279" calcext:value-type="float">
            <text:p>5.7279</text:p>
          </table:table-cell>
          <table:table-cell office:value-type="float" office:value="7.5665" calcext:value-type="float">
            <text:p>7.5665</text:p>
          </table:table-cell>
          <table:table-cell office:value-type="float" office:value="6.2612" calcext:value-type="float">
            <text:p>6.26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1583" calcext:value-type="float">
            <text:p>2.158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3345" calcext:value-type="float">
            <text:p>7.3345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3345" calcext:value-type="float">
            <text:p>7.3345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8.0501" calcext:value-type="float">
            <text:p>8.0501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7485" calcext:value-type="float">
            <text:p>6.748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3132" calcext:value-type="float">
            <text:p>7.3132</text:p>
          </table:table-cell>
        </table:table-row>
        <table:table-row table:style-name="ro2">
          <table:table-cell/>
          <table:table-cell office:value-type="float" office:value="5.7554" calcext:value-type="float">
            <text:p>5.7554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3.7249" calcext:value-type="float">
            <text:p>3.7249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7.3986" calcext:value-type="float">
            <text:p>7.3986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3.7249" calcext:value-type="float">
            <text:p>3.7249</text:p>
          </table:table-cell>
          <table:table-cell office:value-type="float" office:value="6.4439" calcext:value-type="float">
            <text:p>6.4439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4439" calcext:value-type="float">
            <text:p>6.4439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2612" calcext:value-type="float">
            <text:p>6.2612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9755" calcext:value-type="float">
            <text:p>7.9755</text:p>
          </table:table-cell>
          <table:table-cell office:value-type="float" office:value="7.3345" calcext:value-type="float">
            <text:p>7.3345</text:p>
          </table:table-cell>
          <table:table-cell office:value-type="float" office:value="7.3132" calcext:value-type="float">
            <text:p>7.3132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8711" calcext:value-type="float">
            <text:p>4.8711</text:p>
          </table:table-cell>
          <table:table-cell office:value-type="float" office:value="5.7279" calcext:value-type="float">
            <text:p>5.7279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544" calcext:value-type="float">
            <text:p>6.544</text:p>
          </table:table-cell>
          <table:table-cell office:value-type="float" office:value="6.4401" calcext:value-type="float">
            <text:p>6.4401</text:p>
          </table:table-cell>
          <table:table-cell office:value-type="float" office:value="7.3132" calcext:value-type="float">
            <text:p>7.313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9755" calcext:value-type="float">
            <text:p>7.9755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7485" calcext:value-type="float">
            <text:p>6.748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0823" calcext:value-type="float">
            <text:p>6.0823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298" calcext:value-type="float">
            <text:p>4.298</text:p>
          </table:table-cell>
          <table:table-cell office:value-type="float" office:value="5.7279" calcext:value-type="float">
            <text:p>5.7279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3132" calcext:value-type="float">
            <text:p>7.313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1599" calcext:value-type="float">
            <text:p>7.1599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4401" calcext:value-type="float">
            <text:p>6.4401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619" calcext:value-type="float">
            <text:p>6.619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5.7554" calcext:value-type="float">
            <text:p>5.7554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6923" calcext:value-type="float">
            <text:p>7.6923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726" calcext:value-type="float">
            <text:p>5.726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5665" calcext:value-type="float">
            <text:p>7.566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1.7921" calcext:value-type="float">
            <text:p>1.7921</text:p>
          </table:table-cell>
          <table:table-cell office:value-type="float" office:value="4.298" calcext:value-type="float">
            <text:p>4.298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1.7921" calcext:value-type="float">
            <text:p>1.7921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7901" calcext:value-type="float">
            <text:p>7.7901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7279" calcext:value-type="float">
            <text:p>5.7279</text:p>
          </table:table-cell>
          <table:table-cell office:value-type="float" office:value="6.135" calcext:value-type="float">
            <text:p>6.13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2003" calcext:value-type="float">
            <text:p>6.200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8759" calcext:value-type="float">
            <text:p>7.8759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3395" calcext:value-type="float">
            <text:p>6.339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3.7249" calcext:value-type="float">
            <text:p>3.7249</text:p>
          </table:table-cell>
          <table:table-cell office:value-type="float" office:value="6.4439" calcext:value-type="float">
            <text:p>6.4439</text:p>
          </table:table-cell>
          <table:table-cell office:value-type="float" office:value="5.5215" calcext:value-type="float">
            <text:p>5.521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4893" calcext:value-type="float">
            <text:p>5.4893</text:p>
          </table:table-cell>
          <table:table-cell office:value-type="float" office:value="6.135" calcext:value-type="float">
            <text:p>6.13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1.7921" calcext:value-type="float">
            <text:p>1.7921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3986" calcext:value-type="float">
            <text:p>7.3986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771" calcext:value-type="float">
            <text:p>7.771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6.7979" calcext:value-type="float">
            <text:p>6.7979</text:p>
          </table:table-cell>
          <table:table-cell office:value-type="float" office:value="7.4722" calcext:value-type="float">
            <text:p>7.4722</text:p>
          </table:table-cell>
        </table:table-row>
        <table:table-row table:style-name="ro2">
          <table:table-cell/>
          <table:table-cell office:value-type="float" office:value="2.1583" calcext:value-type="float">
            <text:p>2.1583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2258" calcext:value-type="float">
            <text:p>3.2258</text:p>
          </table:table-cell>
          <table:table-cell office:value-type="float" office:value="3.7249" calcext:value-type="float">
            <text:p>3.7249</text:p>
          </table:table-cell>
          <table:table-cell office:value-type="float" office:value="5.4893" calcext:value-type="float">
            <text:p>5.4893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9427" calcext:value-type="float">
            <text:p>3.9427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3986" calcext:value-type="float">
            <text:p>7.3986</text:p>
          </table:table-cell>
          <table:table-cell office:value-type="float" office:value="7.5665" calcext:value-type="float">
            <text:p>7.566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3493" calcext:value-type="float">
            <text:p>3.3493</text:p>
          </table:table-cell>
          <table:table-cell office:value-type="float" office:value="1.7921" calcext:value-type="float">
            <text:p>1.7921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11" calcext:value-type="float">
            <text:p>4.3011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3.1519" calcext:value-type="float">
            <text:p>3.1519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1599" calcext:value-type="float">
            <text:p>7.1599</text:p>
          </table:table-cell>
          <table:table-cell office:value-type="float" office:value="7.362" calcext:value-type="float">
            <text:p>7.362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135" calcext:value-type="float">
            <text:p>6.135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3.7249" calcext:value-type="float">
            <text:p>3.7249</text:p>
          </table:table-cell>
          <table:table-cell office:value-type="float" office:value="5.4893" calcext:value-type="float">
            <text:p>5.4893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8759" calcext:value-type="float">
            <text:p>7.8759</text:p>
          </table:table-cell>
          <table:table-cell office:value-type="float" office:value="7.362" calcext:value-type="float">
            <text:p>7.362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4893" calcext:value-type="float">
            <text:p>5.4893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5.7554" calcext:value-type="float">
            <text:p>5.7554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298" calcext:value-type="float">
            <text:p>4.298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3493" calcext:value-type="float">
            <text:p>3.3493</text:p>
          </table:table-cell>
          <table:table-cell office:value-type="float" office:value="1.7921" calcext:value-type="float">
            <text:p>1.7921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4439" calcext:value-type="float">
            <text:p>6.4439</text:p>
          </table:table-cell>
          <table:table-cell office:value-type="float" office:value="6.135" calcext:value-type="float">
            <text:p>6.135</text:p>
          </table:table-cell>
          <table:table-cell office:value-type="float" office:value="6.2612" calcext:value-type="float">
            <text:p>6.26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3345" calcext:value-type="float">
            <text:p>7.3345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7.3986" calcext:value-type="float">
            <text:p>7.3986</text:p>
          </table:table-cell>
          <table:table-cell office:value-type="float" office:value="6.7485" calcext:value-type="float">
            <text:p>6.7485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2.8708" calcext:value-type="float">
            <text:p>2.8708</text:p>
          </table:table-cell>
          <table:table-cell office:value-type="float" office:value="1.7921" calcext:value-type="float">
            <text:p>1.7921</text:p>
          </table:table-cell>
          <table:table-cell office:value-type="float" office:value="3.4384" calcext:value-type="float">
            <text:p>3.4384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4893" calcext:value-type="float">
            <text:p>5.4893</text:p>
          </table:table-cell>
          <table:table-cell office:value-type="float" office:value="7.9755" calcext:value-type="float">
            <text:p>7.975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4439" calcext:value-type="float">
            <text:p>6.4439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3395" calcext:value-type="float">
            <text:p>6.339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6372" calcext:value-type="float">
            <text:p>7.6372</text:p>
          </table:table-cell>
          <table:table-cell office:value-type="float" office:value="5.9305" calcext:value-type="float">
            <text:p>5.930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7279" calcext:value-type="float">
            <text:p>5.7279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3986" calcext:value-type="float">
            <text:p>7.3986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4893" calcext:value-type="float">
            <text:p>5.4893</text:p>
          </table:table-cell>
          <table:table-cell office:value-type="float" office:value="6.135" calcext:value-type="float">
            <text:p>6.13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9755" calcext:value-type="float">
            <text:p>7.9755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1542" calcext:value-type="float">
            <text:p>7.154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2258" calcext:value-type="float">
            <text:p>3.2258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7279" calcext:value-type="float">
            <text:p>5.7279</text:p>
          </table:table-cell>
          <table:table-cell office:value-type="float" office:value="7.362" calcext:value-type="float">
            <text:p>7.362</text:p>
          </table:table-cell>
          <table:table-cell office:value-type="float" office:value="7.8712" calcext:value-type="float">
            <text:p>7.8712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3986" calcext:value-type="float">
            <text:p>7.3986</text:p>
          </table:table-cell>
          <table:table-cell office:value-type="float" office:value="6.135" calcext:value-type="float">
            <text:p>6.13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6.4748" calcext:value-type="float">
            <text:p>6.4748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5.4893" calcext:value-type="float">
            <text:p>5.4893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8759" calcext:value-type="float">
            <text:p>7.8759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5.5215" calcext:value-type="float">
            <text:p>5.521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5183" calcext:value-type="float">
            <text:p>6.518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544" calcext:value-type="float">
            <text:p>6.544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4.3062" calcext:value-type="float">
            <text:p>4.3062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8362" calcext:value-type="float">
            <text:p>6.8362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3.7249" calcext:value-type="float">
            <text:p>3.7249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7.6312" calcext:value-type="float">
            <text:p>7.631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2.3923" calcext:value-type="float">
            <text:p>2.3923</text:p>
          </table:table-cell>
          <table:table-cell office:value-type="float" office:value="2.8674" calcext:value-type="float">
            <text:p>2.8674</text:p>
          </table:table-cell>
          <table:table-cell office:value-type="float" office:value="3.4384" calcext:value-type="float">
            <text:p>3.4384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1.7921" calcext:value-type="float">
            <text:p>1.7921</text:p>
          </table:table-cell>
          <table:table-cell office:value-type="float" office:value="3.7249" calcext:value-type="float">
            <text:p>3.7249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7485" calcext:value-type="float">
            <text:p>6.7485</text:p>
          </table:table-cell>
          <table:table-cell office:value-type="float" office:value="6.4401" calcext:value-type="float">
            <text:p>6.4401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298" calcext:value-type="float">
            <text:p>4.298</text:p>
          </table:table-cell>
          <table:table-cell office:value-type="float" office:value="5.9666" calcext:value-type="float">
            <text:p>5.9666</text:p>
          </table:table-cell>
          <table:table-cell office:value-type="float" office:value="6.953" calcext:value-type="float">
            <text:p>6.953</text:p>
          </table:table-cell>
          <table:table-cell office:value-type="float" office:value="7.1556" calcext:value-type="float">
            <text:p>7.1556</text:p>
          </table:table-cell>
          <table:table-cell office:value-type="float" office:value="7.3132" calcext:value-type="float">
            <text:p>7.313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298" calcext:value-type="float">
            <text:p>4.298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135" calcext:value-type="float">
            <text:p>6.13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298" calcext:value-type="float">
            <text:p>4.298</text:p>
          </table:table-cell>
          <table:table-cell office:value-type="float" office:value="6.9212" calcext:value-type="float">
            <text:p>6.9212</text:p>
          </table:table-cell>
          <table:table-cell office:value-type="float" office:value="5.9305" calcext:value-type="float">
            <text:p>5.930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5.7554" calcext:value-type="float">
            <text:p>5.7554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509" calcext:value-type="float">
            <text:p>2.509</text:p>
          </table:table-cell>
          <table:table-cell office:value-type="float" office:value="3.7249" calcext:value-type="float">
            <text:p>3.7249</text:p>
          </table:table-cell>
          <table:table-cell office:value-type="float" office:value="6.6826" calcext:value-type="float">
            <text:p>6.6826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2.8708" calcext:value-type="float">
            <text:p>2.870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953" calcext:value-type="float">
            <text:p>6.953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9666" calcext:value-type="float">
            <text:p>5.9666</text:p>
          </table:table-cell>
          <table:table-cell office:value-type="float" office:value="5.5215" calcext:value-type="float">
            <text:p>5.521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1583" calcext:value-type="float">
            <text:p>2.1583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7.1575" calcext:value-type="float">
            <text:p>7.157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4439" calcext:value-type="float">
            <text:p>6.4439</text:p>
          </table:table-cell>
          <table:table-cell office:value-type="float" office:value="6.3395" calcext:value-type="float">
            <text:p>6.3395</text:p>
          </table:table-cell>
          <table:table-cell office:value-type="float" office:value="6.2612" calcext:value-type="float">
            <text:p>6.2612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3.5971" calcext:value-type="float">
            <text:p>3.5971</text:p>
          </table:table-cell>
          <table:table-cell office:value-type="float" office:value="3.3493" calcext:value-type="float">
            <text:p>3.3493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9212" calcext:value-type="float">
            <text:p>6.9212</text:p>
          </table:table-cell>
          <table:table-cell office:value-type="float" office:value="6.544" calcext:value-type="float">
            <text:p>6.544</text:p>
          </table:table-cell>
          <table:table-cell office:value-type="float" office:value="6.7979" calcext:value-type="float">
            <text:p>6.7979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135" calcext:value-type="float">
            <text:p>6.135</text:p>
          </table:table-cell>
          <table:table-cell office:value-type="float" office:value="7.6923" calcext:value-type="float">
            <text:p>7.6923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5.036" calcext:value-type="float">
            <text:p>5.036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674" calcext:value-type="float">
            <text:p>2.8674</text:p>
          </table:table-cell>
          <table:table-cell office:value-type="float" office:value="4.0115" calcext:value-type="float">
            <text:p>4.0115</text:p>
          </table:table-cell>
          <table:table-cell office:value-type="float" office:value="5.0119" calcext:value-type="float">
            <text:p>5.0119</text:p>
          </table:table-cell>
          <table:table-cell office:value-type="float" office:value="7.5665" calcext:value-type="float">
            <text:p>7.5665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9952" calcext:value-type="float">
            <text:p>6.9952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135" calcext:value-type="float">
            <text:p>6.135</text:p>
          </table:table-cell>
          <table:table-cell office:value-type="float" office:value="6.0823" calcext:value-type="float">
            <text:p>6.0823</text:p>
          </table:table-cell>
          <table:table-cell office:value-type="float" office:value="6.3593" calcext:value-type="float">
            <text:p>6.359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2.509" calcext:value-type="float">
            <text:p>2.509</text:p>
          </table:table-cell>
          <table:table-cell office:value-type="float" office:value="4.0115" calcext:value-type="float">
            <text:p>4.0115</text:p>
          </table:table-cell>
          <table:table-cell office:value-type="float" office:value="6.2053" calcext:value-type="float">
            <text:p>6.2053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2.8777" calcext:value-type="float">
            <text:p>2.8777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5842" calcext:value-type="float">
            <text:p>3.5842</text:p>
          </table:table-cell>
          <table:table-cell office:value-type="float" office:value="4.5845" calcext:value-type="float">
            <text:p>4.5845</text:p>
          </table:table-cell>
          <table:table-cell office:value-type="float" office:value="6.6826" calcext:value-type="float">
            <text:p>6.6826</text:p>
          </table:table-cell>
          <table:table-cell office:value-type="float" office:value="6.544" calcext:value-type="float">
            <text:p>6.544</text:p>
          </table:table-cell>
          <table:table-cell office:value-type="float" office:value="7.5134" calcext:value-type="float">
            <text:p>7.5134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2">
          <table:table-cell/>
          <table:table-cell office:value-type="float" office:value="4.3165" calcext:value-type="float">
            <text:p>4.3165</text:p>
          </table:table-cell>
          <table:table-cell office:value-type="float" office:value="2.3923" calcext:value-type="float">
            <text:p>2.3923</text:p>
          </table:table-cell>
          <table:table-cell office:value-type="float" office:value="2.1505" calcext:value-type="float">
            <text:p>2.1505</text:p>
          </table:table-cell>
          <table:table-cell office:value-type="float" office:value="4.0115" calcext:value-type="float">
            <text:p>4.0115</text:p>
          </table:table-cell>
          <table:table-cell office:value-type="float" office:value="7.1599" calcext:value-type="float">
            <text:p>7.1599</text:p>
          </table:table-cell>
          <table:table-cell office:value-type="float" office:value="6.3395" calcext:value-type="float">
            <text:p>6.3395</text:p>
          </table:table-cell>
          <table:table-cell office:value-type="float" office:value="7.1556" calcext:value-type="float">
            <text:p>7.1556</text:p>
          </table:table-cell>
          <table:table-cell office:value-type="float" office:value="6.6773" calcext:value-type="float">
            <text:p>6.6773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2" table:number-rows-repeated="1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1.0862in">
            <draw:object draw:notify-on-update-of-ranges="Sheet2.A1:Sheet2.I1 Sheet2.J2:Sheet2.J2 Sheet2.A2:Sheet2.I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95.08" calcext:value-type="float">
            <text:p>95.08</text:p>
          </table:table-cell>
          <table:table-cell office:value-type="float" office:value="87.68" calcext:value-type="float">
            <text:p>87.68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8" calcext:value-type="float">
            <text:p>92.38</text:p>
          </table:table-cell>
          <table:table-cell office:value-type="float" office:value="93.93" calcext:value-type="float">
            <text:p>93.93</text:p>
          </table:table-cell>
          <table:table-cell office:value-type="float" office:value="92.86" calcext:value-type="float">
            <text:p>92.86</text:p>
          </table:table-cell>
          <table:table-cell office:value-type="float" office:value="96.19" calcext:value-type="float">
            <text:p>96.19</text:p>
          </table:table-cell>
          <table:table-cell office:value-type="float" office:value="95.71" calcext:value-type="float">
            <text:p>95.71</text:p>
          </table:table-cell>
          <table:table-cell office:value-type="float" office:value="98.57" calcext:value-type="float">
            <text:p>98.57</text:p>
          </table:table-cell>
          <table:table-cell office:value-type="string" calcext:value-type="string">
            <text:p>perceptrón</text:p>
          </table:table-cell>
        </table:table-row>
        <table:table-row table:style-name="ro2" table:number-rows-repeated="10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4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shapes>
          <draw:frame draw:z-index="0" draw:style-name="gr1" draw:text-style-name="P1" svg:width="7.5988in" svg:height="3.6811in" svg:x="4.3252in" svg:y="3.2209in">
            <draw:object draw:notify-on-update-of-ranges="Sheet3.A1:Sheet3.A1 Sheet3.A2:Sheet3.A200 Sheet3.B1:Sheet3.B1 Sheet3.B2:Sheet3.B200 Sheet3.C1:Sheet3.C1 Sheet3.C2:Sheet3.C200 Sheet3.D1:Sheet3.D1 Sheet3.D2:Sheet3.D200 Sheet3.E1:Sheet3.E1 Sheet3.E2:Sheet3.E200 Sheet3.F1:Sheet3.F1 Sheet3.F2:Sheet3.F200 Sheet3.G1:Sheet3.G1 Sheet3.G2:Sheet3.G200 Sheet3.H1:Sheet3.H1 Sheet3.H2:Sheet3.H200 Sheet3.I1:Sheet3.I1 Sheet3.I2:Sheet3.I200 Sheet3.J1:Sheet3.J1 Sheet3.J2:Sheet3.J2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.5742" calcext:value-type="float">
            <text:p>20.5742</text:p>
          </table:table-cell>
          <table:table-cell office:value-type="float" office:value="16.7464" calcext:value-type="float">
            <text:p>16.7464</text:p>
          </table:table-cell>
          <table:table-cell office:value-type="float" office:value="14.3541" calcext:value-type="float">
            <text:p>14.3541</text:p>
          </table:table-cell>
          <table:table-cell office:value-type="float" office:value="13.8756" calcext:value-type="float">
            <text:p>13.8756</text:p>
          </table:table-cell>
          <table:table-cell table:number-columns-repeated="2" office:value-type="float" office:value="13.3971" calcext:value-type="float">
            <text:p>13.3971</text:p>
          </table:table-cell>
          <table:table-cell table:number-columns-repeated="2" office:value-type="float" office:value="11.4833" calcext:value-type="float">
            <text:p>11.4833</text:p>
          </table:table-cell>
          <table:table-cell table:number-columns-repeated="2" office:value-type="float" office:value="11.0048" calcext:value-type="float">
            <text:p>11.0048</text:p>
          </table:table-cell>
        </table:table-row>
        <table:table-row table:style-name="ro2">
          <table:table-cell office:value-type="float" office:value="9.0909" calcext:value-type="float">
            <text:p>9.0909</text:p>
          </table:table-cell>
          <table:table-cell office:value-type="float" office:value="8.134" calcext:value-type="float">
            <text:p>8.134</text:p>
          </table:table-cell>
          <table:table-cell office:value-type="float" office:value="9.0909" calcext:value-type="float">
            <text:p>9.0909</text:p>
          </table:table-cell>
          <table:table-cell office:value-type="float" office:value="8.134" calcext:value-type="float">
            <text:p>8.134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7.177" calcext:value-type="float">
            <text:p>7.177</text:p>
          </table:table-cell>
          <table:table-cell table:number-columns-repeated="2"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7.6555" calcext:value-type="float">
            <text:p>7.6555</text:p>
          </table:table-cell>
          <table:table-cell office:value-type="float" office:value="9.0909" calcext:value-type="float">
            <text:p>9.0909</text:p>
          </table:table-cell>
          <table:table-cell office:value-type="float" office:value="8.134" calcext:value-type="float">
            <text:p>8.134</text:p>
          </table:table-cell>
          <table:table-cell table:number-columns-repeated="2"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4.3062" calcext:value-type="float">
            <text:p>4.3062</text:p>
          </table:table-cell>
          <table:table-cell office:value-type="float" office:value="7.177" calcext:value-type="float">
            <text:p>7.177</text:p>
          </table:table-cell>
        </table:table-row>
        <table:table-row table:style-name="ro2">
          <table:table-cell office:value-type="float" office:value="8.134" calcext:value-type="float">
            <text:p>8.134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7.6555" calcext:value-type="float">
            <text:p>7.6555</text:p>
          </table:table-cell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7.6555" calcext:value-type="float">
            <text:p>7.6555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7.6555" calcext:value-type="float">
            <text:p>7.6555</text:p>
          </table:table-cell>
          <table:table-cell office:value-type="float" office:value="7.177" calcext:value-type="float">
            <text:p>7.17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7.177" calcext:value-type="float">
            <text:p>7.177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8.134" calcext:value-type="float">
            <text:p>8.134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7.177" calcext:value-type="float">
            <text:p>7.17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7.6555" calcext:value-type="float">
            <text:p>7.6555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7.177" calcext:value-type="float">
            <text:p>7.177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3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8.134" calcext:value-type="float">
            <text:p>8.134</text:p>
          </table:table-cell>
          <table:table-cell office:value-type="float" office:value="7.177" calcext:value-type="float">
            <text:p>7.177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7.6555" calcext:value-type="float">
            <text:p>7.6555</text:p>
          </table:table-cell>
          <table:table-cell office:value-type="float" office:value="6.6986" calcext:value-type="float">
            <text:p>6.6986</text:p>
          </table:table-cell>
          <table:table-cell table:number-columns-repeated="4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7.177" calcext:value-type="float">
            <text:p>7.177</text:p>
          </table:table-cell>
          <table:table-cell table:number-columns-repeated="3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7.6555" calcext:value-type="float">
            <text:p>7.6555</text:p>
          </table:table-cell>
          <table:table-cell table:number-columns-repeated="4"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1">
          <table:table-cell table:number-columns-repeated="2" office:value-type="float" office:value="5.2632" calcext:value-type="float">
            <text:p>5.2632</text:p>
          </table:table-cell>
          <table:table-cell office:value-type="float" office:value="7.177" calcext:value-type="float">
            <text:p>7.17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table:number-columns-repeated="3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7.177" calcext:value-type="float">
            <text:p>7.17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6.6986" calcext:value-type="float">
            <text:p>6.6986</text:p>
          </table:table-cell>
          <table:table-cell office:value-type="float" office:value="3.8278" calcext:value-type="float">
            <text:p>3.8278</text:p>
          </table:table-cell>
          <table:table-cell office:value-type="float" office:value="6.2201" calcext:value-type="float">
            <text:p>6.2201</text:p>
          </table:table-cell>
          <table:table-cell table:number-columns-repeated="6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4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8708" calcext:value-type="float">
            <text:p>2.8708</text:p>
          </table:table-cell>
        </table:table-row>
        <table:table-row table:style-name="ro2">
          <table:table-cell office:value-type="float" office:value="8.134" calcext:value-type="float">
            <text:p>8.134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5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5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6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3.8278" calcext:value-type="float">
            <text:p>3.8278</text:p>
          </table:table-cell>
          <table:table-cell table:number-columns-repeated="6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3" office:value-type="float" office:value="5.7416" calcext:value-type="float">
            <text:p>5.7416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7.6555" calcext:value-type="float">
            <text:p>7.6555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3.8278" calcext:value-type="float">
            <text:p>3.8278</text:p>
          </table:table-cell>
          <table:table-cell office:value-type="float" office:value="2.8708" calcext:value-type="float">
            <text:p>2.870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4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7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7.6555" calcext:value-type="float">
            <text:p>7.6555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7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table:number-columns-repeated="3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3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3.8278" calcext:value-type="float">
            <text:p>3.8278</text:p>
          </table:table-cell>
          <table:table-cell table:number-columns-repeated="6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3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table:number-columns-repeated="6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5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</table:table>
      <table:table table:name="Sheet4" table:style-name="ta1">
        <table:shapes>
          <draw:frame draw:z-index="0" draw:style-name="gr1" draw:text-style-name="P1" svg:width="6.2988in" svg:height="3.5429in" svg:x="3.7217in" svg:y="1.4425in">
            <draw:object draw:notify-on-update-of-ranges="Sheet4.A1:Sheet4.J1 Sheet4.K2:Sheet4.K2 Sheet4.A2:Sheet4.J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.84" calcext:value-type="float">
            <text:p>91.84</text:p>
          </table:table-cell>
          <table:table-cell table:style-name="Default" office:value-type="float" office:value="92.86" calcext:value-type="float">
            <text:p>92.86</text:p>
          </table:table-cell>
          <table:table-cell table:style-name="Default" office:value-type="float" office:value="93.47" calcext:value-type="float">
            <text:p>93.47</text:p>
          </table:table-cell>
          <table:table-cell table:style-name="Default" office:value-type="float" office:value="95.1" calcext:value-type="float">
            <text:p>95.1</text:p>
          </table:table-cell>
          <table:table-cell office:value-type="float" office:value="93.67" calcext:value-type="float">
            <text:p>93.67</text:p>
          </table:table-cell>
          <table:table-cell office:value-type="float" office:value="92.24" calcext:value-type="float">
            <text:p>92.24</text:p>
          </table:table-cell>
          <table:table-cell office:value-type="float" office:value="93.27" calcext:value-type="float">
            <text:p>93.27</text:p>
          </table:table-cell>
          <table:table-cell office:value-type="float" office:value="95.1" calcext:value-type="float">
            <text:p>95.1</text:p>
          </table:table-cell>
          <table:table-cell table:number-columns-repeated="2" office:value-type="float" office:value="92.24" calcext:value-type="float">
            <text:p>92.24</text:p>
          </table:table-cell>
          <table:table-cell office:value-type="string" calcext:value-type="string">
            <text:p>perceptrón</text:p>
          </table:table-cell>
        </table:table-row>
      </table:table>
      <table:table table:name="Sheet5" table:style-name="ta1">
        <table:shapes>
          <draw:frame draw:z-index="0" draw:style-name="gr1" draw:text-style-name="P1" svg:width="6.2988in" svg:height="3.5429in" svg:x="2.7063in" svg:y="0.7307in">
            <draw:object draw:notify-on-update-of-ranges="Sheet5.A1:Sheet5.J1 Sheet5.K2:Sheet5.K2 Sheet5.A2:Sheet5.J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.31" calcext:value-type="float">
            <text:p>95.31</text:p>
          </table:table-cell>
          <table:table-cell office:value-type="float" office:value="95.1" calcext:value-type="float">
            <text:p>95.1</text:p>
          </table:table-cell>
          <table:table-cell office:value-type="float" office:value="94.69" calcext:value-type="float">
            <text:p>94.69</text:p>
          </table:table-cell>
          <table:table-cell office:value-type="float" office:value="94.9" calcext:value-type="float">
            <text:p>94.9</text:p>
          </table:table-cell>
          <table:table-cell office:value-type="float" office:value="94.69" calcext:value-type="float">
            <text:p>94.69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94.69" calcext:value-type="float">
            <text:p>94.69</text:p>
          </table:table-cell>
          <table:table-cell office:value-type="float" office:value="93.47" calcext:value-type="float">
            <text:p>93.47</text:p>
          </table:table-cell>
          <table:table-cell office:value-type="float" office:value="93.88" calcext:value-type="float">
            <text:p>93.88</text:p>
          </table:table-cell>
          <table:table-cell office:value-type="string" calcext:value-type="string">
            <text:p>perceptrón</text:p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6" table:style-name="ta1">
        <table:shapes>
          <draw:frame draw:z-index="0" draw:style-name="gr1" draw:text-style-name="P1" svg:width="6.2988in" svg:height="3.5429in" svg:x="3.439in" svg:y="1.4516in">
            <draw:object draw:notify-on-update-of-ranges="Sheet6.A1:Sheet6.A1 Sheet6.A2:Sheet6.A200 Sheet6.B1:Sheet6.B1 Sheet6.B2:Sheet6.B200 Sheet6.C1:Sheet6.C1 Sheet6.C2:Sheet6.C200 Sheet6.D1:Sheet6.D1 Sheet6.D2:Sheet6.D200 Sheet6.E1:Sheet6.E1 Sheet6.E2:Sheet6.E200 Sheet6.F1:Sheet6.F1 Sheet6.F2:Sheet6.F200 Sheet6.G1:Sheet6.G1 Sheet6.G2:Sheet6.G200 Sheet6.H1:Sheet6.H1 Sheet6.H2:Sheet6.H200 Sheet6.I1:Sheet6.I1 Sheet6.I2:Sheet6.I200 Sheet6.J1:Sheet6.J1 Sheet6.J2:Sheet6.J20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.8325" calcext:value-type="float">
            <text:p>14.8325</text:p>
          </table:table-cell>
          <table:table-cell office:value-type="float" office:value="19.6172" calcext:value-type="float">
            <text:p>19.6172</text:p>
          </table:table-cell>
          <table:table-cell office:value-type="float" office:value="24.8804" calcext:value-type="float">
            <text:p>24.8804</text:p>
          </table:table-cell>
          <table:table-cell office:value-type="float" office:value="26.3158" calcext:value-type="float">
            <text:p>26.3158</text:p>
          </table:table-cell>
          <table:table-cell office:value-type="float" office:value="29.1866" calcext:value-type="float">
            <text:p>29.1866</text:p>
          </table:table-cell>
          <table:table-cell office:value-type="float" office:value="32.0574" calcext:value-type="float">
            <text:p>32.0574</text:p>
          </table:table-cell>
          <table:table-cell office:value-type="float" office:value="35.8852" calcext:value-type="float">
            <text:p>35.8852</text:p>
          </table:table-cell>
          <table:table-cell office:value-type="float" office:value="37.3206" calcext:value-type="float">
            <text:p>37.3206</text:p>
          </table:table-cell>
          <table:table-cell office:value-type="float" office:value="41.1483" calcext:value-type="float">
            <text:p>41.1483</text:p>
          </table:table-cell>
          <table:table-cell office:value-type="float" office:value="43.0622" calcext:value-type="float">
            <text:p>43.0622</text:p>
          </table:table-cell>
        </table:table-row>
        <table:table-row table:style-name="ro2"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office:value-type="float" office:value="10.0478" calcext:value-type="float">
            <text:p>10.0478</text:p>
          </table:table-cell>
          <table:table-cell table:number-columns-repeated="2" office:value-type="float" office:value="12.4402" calcext:value-type="float">
            <text:p>12.4402</text:p>
          </table:table-cell>
          <table:table-cell office:value-type="float" office:value="14.3541" calcext:value-type="float">
            <text:p>14.3541</text:p>
          </table:table-cell>
          <table:table-cell office:value-type="float" office:value="12.4402" calcext:value-type="float">
            <text:p>12.4402</text:p>
          </table:table-cell>
          <table:table-cell table:number-columns-repeated="3" office:value-type="float" office:value="14.8325" calcext:value-type="float">
            <text:p>14.8325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8.134" calcext:value-type="float">
            <text:p>8.134</text:p>
          </table:table-cell>
          <table:table-cell office:value-type="float" office:value="6.6986" calcext:value-type="float">
            <text:p>6.6986</text:p>
          </table:table-cell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office:value-type="float" office:value="9.0909" calcext:value-type="float">
            <text:p>9.0909</text:p>
          </table:table-cell>
          <table:table-cell office:value-type="float" office:value="11.0048" calcext:value-type="float">
            <text:p>11.0048</text:p>
          </table:table-cell>
          <table:table-cell office:value-type="float" office:value="11.4833" calcext:value-type="float">
            <text:p>11.4833</text:p>
          </table:table-cell>
          <table:table-cell office:value-type="float" office:value="10.5263" calcext:value-type="float">
            <text:p>10.5263</text:p>
          </table:table-cell>
          <table:table-cell office:value-type="float" office:value="12.4402" calcext:value-type="float">
            <text:p>12.4402</text:p>
          </table:table-cell>
        </table:table-row>
        <table:table-row table:style-name="ro2">
          <table:table-cell office:value-type="float" office:value="7.177" calcext:value-type="float">
            <text:p>7.177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177" calcext:value-type="float">
            <text:p>7.177</text:p>
          </table:table-cell>
          <table:table-cell table:number-columns-repeated="2" office:value-type="float" office:value="9.0909" calcext:value-type="float">
            <text:p>9.0909</text:p>
          </table:table-cell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table:number-columns-repeated="3" office:value-type="float" office:value="10.0478" calcext:value-type="float">
            <text:p>10.0478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7.177" calcext:value-type="float">
            <text:p>7.177</text:p>
          </table:table-cell>
          <table:table-cell office:value-type="float" office:value="6.6986" calcext:value-type="float">
            <text:p>6.6986</text:p>
          </table:table-cell>
          <table:table-cell office:value-type="float" office:value="7.6555" calcext:value-type="float">
            <text:p>7.6555</text:p>
          </table:table-cell>
          <table:table-cell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  <table:table-cell office:value-type="float" office:value="9.0909" calcext:value-type="float">
            <text:p>9.0909</text:p>
          </table:table-cell>
          <table:table-cell table:number-columns-repeated="2" office:value-type="float" office:value="8.134" calcext:value-type="float">
            <text:p>8.134</text:p>
          </table:table-cell>
          <table:table-cell office:value-type="float" office:value="8.6124" calcext:value-type="float">
            <text:p>8.6124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8.134" calcext:value-type="float">
            <text:p>8.134</text:p>
          </table:table-cell>
          <table:table-cell table:number-columns-repeated="2" office:value-type="float" office:value="6.6986" calcext:value-type="float">
            <text:p>6.6986</text:p>
          </table:table-cell>
          <table:table-cell table:number-columns-repeated="2"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  <table:table-cell office:value-type="float" office:value="9.0909" calcext:value-type="float">
            <text:p>9.0909</text:p>
          </table:table-cell>
          <table:table-cell office:value-type="float" office:value="8.6124" calcext:value-type="float">
            <text:p>8.6124</text:p>
          </table:table-cell>
        </table:table-row>
        <table:table-row table:style-name="ro2">
          <table:table-cell table:number-columns-repeated="3" office:value-type="float" office:value="6.2201" calcext:value-type="float">
            <text:p>6.2201</text:p>
          </table:table-cell>
          <table:table-cell office:value-type="float" office:value="7.177" calcext:value-type="float">
            <text:p>7.177</text:p>
          </table:table-cell>
          <table:table-cell office:value-type="float" office:value="6.6986" calcext:value-type="float">
            <text:p>6.6986</text:p>
          </table:table-cell>
          <table:table-cell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  <table:table-cell office:value-type="float" office:value="6.6986" calcext:value-type="float">
            <text:p>6.6986</text:p>
          </table:table-cell>
          <table:table-cell office:value-type="float" office:value="8.6124" calcext:value-type="float">
            <text:p>8.6124</text:p>
          </table:table-cell>
          <table:table-cell office:value-type="float" office:value="8.134" calcext:value-type="float">
            <text:p>8.134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6.6986" calcext:value-type="float">
            <text:p>6.6986</text:p>
          </table:table-cell>
          <table:table-cell table:number-columns-repeated="2" office:value-type="float" office:value="7.177" calcext:value-type="float">
            <text:p>7.177</text:p>
          </table:table-cell>
          <table:table-cell table:number-columns-repeated="2" office:value-type="float" office:value="8.134" calcext:value-type="float">
            <text:p>8.134</text:p>
          </table:table-cell>
          <table:table-cell office:value-type="float" office:value="7.177" calcext:value-type="float">
            <text:p>7.177</text:p>
          </table:table-cell>
          <table:table-cell office:value-type="float" office:value="7.6555" calcext:value-type="float">
            <text:p>7.6555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7.177" calcext:value-type="float">
            <text:p>7.177</text:p>
          </table:table-cell>
          <table:table-cell office:value-type="float" office:value="6.2201" calcext:value-type="float">
            <text:p>6.2201</text:p>
          </table:table-cell>
          <table:table-cell office:value-type="float" office:value="7.6555" calcext:value-type="float">
            <text:p>7.6555</text:p>
          </table:table-cell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  <table:table-cell office:value-type="float" office:value="8.134" calcext:value-type="float">
            <text:p>8.134</text:p>
          </table:table-cell>
        </table:table-row>
        <table:table-row table:style-name="ro2">
          <table:table-cell table:number-columns-repeated="3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6555" calcext:value-type="float">
            <text:p>7.6555</text:p>
          </table:table-cell>
          <table:table-cell office:value-type="float" office:value="6.2201" calcext:value-type="float">
            <text:p>6.2201</text:p>
          </table:table-cell>
          <table:table-cell office:value-type="float" office:value="7.6555" calcext:value-type="float">
            <text:p>7.6555</text:p>
          </table:table-cell>
          <table:table-cell table:number-columns-repeated="2" office:value-type="float" office:value="8.134" calcext:value-type="float">
            <text:p>8.134</text:p>
          </table:table-cell>
          <table:table-cell office:value-type="float" office:value="9.0909" calcext:value-type="float">
            <text:p>9.0909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6555" calcext:value-type="float">
            <text:p>7.6555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8.134" calcext:value-type="float">
            <text:p>8.134</text:p>
          </table:table-cell>
          <table:table-cell table:number-columns-repeated="2"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</table:table-row>
        <table:table-row table:style-name="ro1">
          <table:table-cell table:number-columns-repeated="3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7.6555" calcext:value-type="float">
            <text:p>7.6555</text:p>
          </table:table-cell>
          <table:table-cell office:value-type="float" office:value="8.134" calcext:value-type="float">
            <text:p>8.134</text:p>
          </table:table-cell>
          <table:table-cell office:value-type="float" office:value="9.0909" calcext:value-type="float">
            <text:p>9.0909</text:p>
          </table:table-cell>
          <table:table-cell office:value-type="float" office:value="7.6555" calcext:value-type="float">
            <text:p>7.6555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8.134" calcext:value-type="float">
            <text:p>8.134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7.6555" calcext:value-type="float">
            <text:p>7.6555</text:p>
          </table:table-cell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7.6555" calcext:value-type="float">
            <text:p>7.6555</text:p>
          </table:table-cell>
          <table:table-cell office:value-type="float" office:value="5.2632" calcext:value-type="float">
            <text:p>5.2632</text:p>
          </table:table-cell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office:value-type="float" office:value="6.6986" calcext:value-type="float">
            <text:p>6.6986</text:p>
          </table:table-cell>
          <table:table-cell office:value-type="float" office:value="7.177" calcext:value-type="float">
            <text:p>7.177</text:p>
          </table:table-cell>
          <table:table-cell office:value-type="float" office:value="8.134" calcext:value-type="float">
            <text:p>8.134</text:p>
          </table:table-cell>
          <table:table-cell office:value-type="float" office:value="7.6555" calcext:value-type="float">
            <text:p>7.6555</text:p>
          </table:table-cell>
        </table:table-row>
        <table:table-row table:style-name="ro2">
          <table:table-cell office:value-type="float" office:value="5.7416" calcext:value-type="float">
            <text:p>5.741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6.2201" calcext:value-type="float">
            <text:p>6.2201</text:p>
          </table:table-cell>
          <table:table-cell table:number-columns-repeated="2" office:value-type="float" office:value="7.177" calcext:value-type="float">
            <text:p>7.17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6555" calcext:value-type="float">
            <text:p>7.6555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7.6555" calcext:value-type="float">
            <text:p>7.6555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177" calcext:value-type="float">
            <text:p>7.17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177" calcext:value-type="float">
            <text:p>7.17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7.6555" calcext:value-type="float">
            <text:p>7.6555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7.177" calcext:value-type="float">
            <text:p>7.177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7.177" calcext:value-type="float">
            <text:p>7.17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177" calcext:value-type="float">
            <text:p>7.177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table:number-columns-repeated="4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6.2201" calcext:value-type="float">
            <text:p>6.2201</text:p>
          </table:table-cell>
        </table:table-row>
        <table:table-row table:style-name="ro2">
          <table:table-cell table:number-columns-repeated="2" office:value-type="float" office:value="5.2632" calcext:value-type="float">
            <text:p>5.2632</text:p>
          </table:table-cell>
          <table:table-cell table:number-columns-repeated="3" office:value-type="float" office:value="5.7416" calcext:value-type="float">
            <text:p>5.7416</text:p>
          </table:table-cell>
          <table:table-cell table:number-columns-repeated="2" office:value-type="float" office:value="6.6986" calcext:value-type="float">
            <text:p>6.6986</text:p>
          </table:table-cell>
          <table:table-cell table:number-columns-repeated="3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3"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3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table:number-columns-repeated="4"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6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5"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3062" calcext:value-type="float">
            <text:p>4.3062</text:p>
          </table:table-cell>
          <table:table-cell table:number-columns-repeated="3"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3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7.177" calcext:value-type="float">
            <text:p>7.177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6986" calcext:value-type="float">
            <text:p>6.6986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6986" calcext:value-type="float">
            <text:p>6.6986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7.6555" calcext:value-type="float">
            <text:p>7.6555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6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2.3923" calcext:value-type="float">
            <text:p>2.3923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6986" calcext:value-type="float">
            <text:p>6.6986</text:p>
          </table:table-cell>
          <table:table-cell table:number-columns-repeated="2" office:value-type="float" office:value="7.6555" calcext:value-type="float">
            <text:p>7.6555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table:number-columns-repeated="4"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4"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4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3493" calcext:value-type="float">
            <text:p>3.3493</text:p>
          </table:table-cell>
          <table:table-cell office:value-type="float" office:value="7.177" calcext:value-type="float">
            <text:p>7.177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7.6555" calcext:value-type="float">
            <text:p>7.6555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2.8708" calcext:value-type="float">
            <text:p>2.8708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2"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7.177" calcext:value-type="float">
            <text:p>7.17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3923" calcext:value-type="float">
            <text:p>2.392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3923" calcext:value-type="float">
            <text:p>2.3923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table:number-columns-repeated="3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4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table:number-columns-repeated="3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table:number-columns-repeated="3"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2.3923" calcext:value-type="float">
            <text:p>2.3923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2.3923" calcext:value-type="float">
            <text:p>2.3923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2.3923" calcext:value-type="float">
            <text:p>2.392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2.3923" calcext:value-type="float">
            <text:p>2.3923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3.3493" calcext:value-type="float">
            <text:p>3.3493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2.3923" calcext:value-type="float">
            <text:p>2.3923</text:p>
          </table:table-cell>
          <table:table-cell table:number-columns-repeated="2"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table:number-columns-repeated="2"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4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6.6986" calcext:value-type="float">
            <text:p>6.6986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table:number-columns-repeated="3"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  <table:table-cell table:number-columns-repeated="3"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office:value-type="float" office:value="2.3923" calcext:value-type="float">
            <text:p>2.3923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table:number-columns-repeated="2" office:value-type="float" office:value="3.8278" calcext:value-type="float">
            <text:p>3.8278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5.7416" calcext:value-type="float">
            <text:p>5.7416</text:p>
          </table:table-cell>
          <table:table-cell table:number-columns-repeated="2"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7416" calcext:value-type="float">
            <text:p>5.7416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table:number-columns-repeated="3"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table:number-columns-repeated="2" office:value-type="float" office:value="2.3923" calcext:value-type="float">
            <text:p>2.3923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7416" calcext:value-type="float">
            <text:p>5.7416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7847" calcext:value-type="float">
            <text:p>4.7847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</table:table-row>
        <table:table-row table:style-name="ro2">
          <table:table-cell office:value-type="float" office:value="2.3923" calcext:value-type="float">
            <text:p>2.3923</text:p>
          </table:table-cell>
          <table:table-cell table:number-columns-repeated="3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table:number-columns-repeated="2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table:number-columns-repeated="3" office:value-type="float" office:value="4.7847" calcext:value-type="float">
            <text:p>4.7847</text:p>
          </table:table-cell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table:number-columns-repeated="3"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2.8708" calcext:value-type="float">
            <text:p>2.870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table:number-columns-repeated="2" office:value-type="float" office:value="3.3493" calcext:value-type="float">
            <text:p>3.3493</text:p>
          </table:table-cell>
          <table:table-cell office:value-type="float" office:value="4.7847" calcext:value-type="float">
            <text:p>4.7847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table:number-columns-repeated="5"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4.3062" calcext:value-type="float">
            <text:p>4.3062</text:p>
          </table:table-cell>
          <table:table-cell office:value-type="float" office:value="5.2632" calcext:value-type="float">
            <text:p>5.2632</text:p>
          </table:table-cell>
          <table:table-cell office:value-type="float" office:value="2.3923" calcext:value-type="float">
            <text:p>2.3923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5.2632" calcext:value-type="float">
            <text:p>5.2632</text:p>
          </table:table-cell>
          <table:table-cell office:value-type="float" office:value="6.2201" calcext:value-type="float">
            <text:p>6.2201</text:p>
          </table:table-cell>
        </table:table-row>
        <table:table-row table:style-name="ro2">
          <table:table-cell office:value-type="float" office:value="4.7847" calcext:value-type="float">
            <text:p>4.7847</text:p>
          </table:table-cell>
          <table:table-cell office:value-type="float" office:value="2.8708" calcext:value-type="float">
            <text:p>2.8708</text:p>
          </table:table-cell>
          <table:table-cell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3493" calcext:value-type="float">
            <text:p>3.3493</text:p>
          </table:table-cell>
          <table:table-cell table:number-columns-repeated="2" office:value-type="float" office:value="5.2632" calcext:value-type="float">
            <text:p>5.2632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</table:table-row>
        <table:table-row table:style-name="ro2">
          <table:table-cell office:value-type="float" office:value="3.8278" calcext:value-type="float">
            <text:p>3.8278</text:p>
          </table:table-cell>
          <table:table-cell office:value-type="float" office:value="2.3923" calcext:value-type="float">
            <text:p>2.3923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3062" calcext:value-type="float">
            <text:p>4.3062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4.7847" calcext:value-type="float">
            <text:p>4.7847</text:p>
          </table:table-cell>
          <table:table-cell office:value-type="float" office:value="3.8278" calcext:value-type="float">
            <text:p>3.8278</text:p>
          </table:table-cell>
          <table:table-cell office:value-type="float" office:value="5.7416" calcext:value-type="float">
            <text:p>5.7416</text:p>
          </table:table-cell>
          <table:table-cell office:value-type="float" office:value="5.2632" calcext:value-type="float">
            <text:p>5.2632</text:p>
          </table:table-cell>
        </table:table-row>
        <table:table-row table:style-name="ro2">
          <table:table-cell office:value-type="float" office:value="3.3493" calcext:value-type="float">
            <text:p>3.3493</text:p>
          </table:table-cell>
          <table:table-cell office:value-type="float" office:value="3.8278" calcext:value-type="float">
            <text:p>3.8278</text:p>
          </table:table-cell>
          <table:table-cell office:value-type="float" office:value="2.3923" calcext:value-type="float">
            <text:p>2.3923</text:p>
          </table:table-cell>
          <table:table-cell office:value-type="float" office:value="4.3062" calcext:value-type="float">
            <text:p>4.3062</text:p>
          </table:table-cell>
          <table:table-cell table:number-columns-repeated="2" office:value-type="float" office:value="5.2632" calcext:value-type="float">
            <text:p>5.2632</text:p>
          </table:table-cell>
          <table:table-cell table:number-columns-repeated="2" office:value-type="float" office:value="4.3062" calcext:value-type="float">
            <text:p>4.3062</text:p>
          </table:table-cell>
          <table:table-cell office:value-type="float" office:value="6.2201" calcext:value-type="float">
            <text:p>6.2201</text:p>
          </table:table-cell>
          <table:table-cell office:value-type="float" office:value="4.3062" calcext:value-type="float">
            <text:p>4.3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1T19:29:42.737597771</meta:creation-date>
    <dc:date>2014-03-01T20:21:10.582787518</dc:date>
    <meta:editing-duration>PT36M6S</meta:editing-duration>
    <meta:editing-cycles>2</meta:editing-cycles>
    <meta:generator>LibreOffice/4.2.0.4$Linux_x86 LibreOffice_project/05dceb5d363845f2cf968344d7adab8dcfb2ba71</meta:generator>
    <meta:document-statistic meta:table-count="6" meta:cell-count="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357cm" svg:y="0.315cm" chart:style-name="ch2">
          <text:p>Tasas de Error para diferentes particiones de Aprendizaje/Test 
en Perceptrón</text:p>
        </chart:title>
        <chart:legend chart:legend-position="end" svg:x="14.184cm" svg:y="2.227cm" style:legend-expansion="high" chart:style-name="ch3"/>
        <chart:plot-area chart:style-name="ch4" table:cell-range-address="Sheet1.A1:Sheet1.I200" chart:data-source-has-labels="row" svg:x="1.328cm" svg:y="2.18cm" svg:width="12.217cm" svg:height="5.662cm">
          <chartooo:coordinate-region svg:x="1.946cm" svg:y="2.378cm" svg:width="11.459cm" svg:height="4.547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605cm" chart:style-name="ch7">
              <text:p>% Error</text:p>
            </chart:title>
            <chart:grid chart:style-name="ch8" chart:class="major"/>
          </chart:axis>
          <chart:series chart:style-name="ch9" chart:values-cell-range-address="Sheet1.A2:Sheet1.A200" chart:label-cell-address="Sheet1.A1:Sheet1.A1" chart:class="chart:line">
            <chart:data-point chart:repeated="199"/>
          </chart:series>
          <chart:series chart:style-name="ch10" chart:values-cell-range-address="Sheet1.B2:Sheet1.B200" chart:label-cell-address="Sheet1.B1:Sheet1.B1" chart:class="chart:line">
            <chart:data-point chart:repeated="199"/>
          </chart:series>
          <chart:series chart:style-name="ch11" chart:values-cell-range-address="Sheet1.C2:Sheet1.C200" chart:label-cell-address="Sheet1.C1:Sheet1.C1" chart:class="chart:line">
            <chart:data-point chart:repeated="199"/>
          </chart:series>
          <chart:series chart:style-name="ch12" chart:values-cell-range-address="Sheet1.D2:Sheet1.D200" chart:label-cell-address="Sheet1.D1:Sheet1.D1" chart:class="chart:line">
            <chart:data-point chart:repeated="199"/>
          </chart:series>
          <chart:series chart:style-name="ch13" chart:values-cell-range-address="Sheet1.E2:Sheet1.E200" chart:label-cell-address="Sheet1.E1:Sheet1.E1" chart:class="chart:line">
            <chart:data-point chart:repeated="199"/>
          </chart:series>
          <chart:series chart:style-name="ch14" chart:values-cell-range-address="Sheet1.F2:Sheet1.F200" chart:label-cell-address="Sheet1.F1:Sheet1.F1" chart:class="chart:line">
            <chart:data-point chart:repeated="199"/>
          </chart:series>
          <chart:series chart:style-name="ch15" chart:values-cell-range-address="Sheet1.G2:Sheet1.G200" chart:label-cell-address="Sheet1.G1:Sheet1.G1" chart:class="chart:line">
            <chart:data-point chart:repeated="199"/>
          </chart:series>
          <chart:series chart:style-name="ch16" chart:values-cell-range-address="Sheet1.H2:Sheet1.H200" chart:label-cell-address="Sheet1.H1:Sheet1.H1" chart:class="chart:line">
            <chart:data-point chart:repeated="199"/>
          </chart:series>
          <chart:series chart:style-name="ch17" chart:values-cell-range-address="Sheet1.I2:Sheet1.I200" chart:label-cell-address="Sheet1.I1:Sheet1.I1" chart:class="chart:line">
            <chart:data-point chart:repeated="19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1.A1:Sheet1.A1</svg:desc>
                </draw:g>
              </table:table-cell>
              <table:table-cell office:value-type="string">
                <text:p>0.2</text:p>
                <draw:g>
                  <svg:desc>Sheet1.B1:Sheet1.B1</svg:desc>
                </draw:g>
              </table:table-cell>
              <table:table-cell office:value-type="string">
                <text:p>0.3</text:p>
                <draw:g>
                  <svg:desc>Sheet1.C1:Sheet1.C1</svg:desc>
                </draw:g>
              </table:table-cell>
              <table:table-cell office:value-type="string">
                <text:p>0.4</text:p>
                <draw:g>
                  <svg:desc>Sheet1.D1:Sheet1.D1</svg:desc>
                </draw:g>
              </table:table-cell>
              <table:table-cell office:value-type="string">
                <text:p>0.5</text:p>
                <draw:g>
                  <svg:desc>Sheet1.E1:Sheet1.E1</svg:desc>
                </draw:g>
              </table:table-cell>
              <table:table-cell office:value-type="string">
                <text:p>0.6</text:p>
                <draw:g>
                  <svg:desc>Sheet1.F1:Sheet1.F1</svg:desc>
                </draw:g>
              </table:table-cell>
              <table:table-cell office:value-type="string">
                <text:p>0.7</text:p>
                <draw:g>
                  <svg:desc>Sheet1.G1:Sheet1.G1</svg:desc>
                </draw:g>
              </table:table-cell>
              <table:table-cell office:value-type="string">
                <text:p>0.8</text:p>
                <draw:g>
                  <svg:desc>Sheet1.H1:Sheet1.H1</svg:desc>
                </draw:g>
              </table:table-cell>
              <table:table-cell office:value-type="string">
                <text:p>0.9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.681">
                <text:p>37.681</text:p>
                <draw:g>
                  <svg:desc>Sheet1.A2:Sheet1.A200</svg:desc>
                </draw:g>
              </table:table-cell>
              <table:table-cell office:value-type="float" office:value="25.899">
                <text:p>25.899</text:p>
                <draw:g>
                  <svg:desc>Sheet1.B2:Sheet1.B200</svg:desc>
                </draw:g>
              </table:table-cell>
              <table:table-cell office:value-type="float" office:value="21.052">
                <text:p>21.052</text:p>
                <draw:g>
                  <svg:desc>Sheet1.C2:Sheet1.C200</svg:desc>
                </draw:g>
              </table:table-cell>
              <table:table-cell office:value-type="float" office:value="17.921">
                <text:p>17.921</text:p>
                <draw:g>
                  <svg:desc>Sheet1.D2:Sheet1.D200</svg:desc>
                </draw:g>
              </table:table-cell>
              <table:table-cell office:value-type="float" office:value="16.045">
                <text:p>16.045</text:p>
                <draw:g>
                  <svg:desc>Sheet1.E2:Sheet1.E200</svg:desc>
                </draw:g>
              </table:table-cell>
              <table:table-cell office:value-type="float" office:value="15.99">
                <text:p>15.99</text:p>
                <draw:g>
                  <svg:desc>Sheet1.F2:Sheet1.F200</svg:desc>
                </draw:g>
              </table:table-cell>
              <table:table-cell office:value-type="float" office:value="15.132">
                <text:p>15.132</text:p>
                <draw:g>
                  <svg:desc>Sheet1.G2:Sheet1.G200</svg:desc>
                </draw:g>
              </table:table-cell>
              <table:table-cell office:value-type="float" office:value="14.132">
                <text:p>14.132</text:p>
                <draw:g>
                  <svg:desc>Sheet1.H2:Sheet1.H200</svg:desc>
                </draw:g>
              </table:table-cell>
              <table:table-cell office:value-type="float" office:value="13.195">
                <text:p>13.195</text:p>
                <draw:g>
                  <svg:desc>Sheet1.I2:Sheet1.I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942">
                <text:p>15.942</text:p>
              </table:table-cell>
              <table:table-cell office:value-type="float" office:value="9.3525">
                <text:p>9.3525</text:p>
              </table:table-cell>
              <table:table-cell office:value-type="float" office:value="9.0909">
                <text:p>9.0909</text:p>
              </table:table-cell>
              <table:table-cell office:value-type="float" office:value="7.1685">
                <text:p>7.1685</text:p>
              </table:table-cell>
              <table:table-cell office:value-type="float" office:value="8.0229">
                <text:p>8.0229</text:p>
              </table:table-cell>
              <table:table-cell office:value-type="float" office:value="7.8759">
                <text:p>7.8759</text:p>
              </table:table-cell>
              <table:table-cell office:value-type="float" office:value="7.771">
                <text:p>7.771</text:p>
              </table:table-cell>
              <table:table-cell office:value-type="float" office:value="8.0501">
                <text:p>8.0501</text:p>
              </table:table-cell>
              <table:table-cell office:value-type="float" office:value="8.2671">
                <text:p>8.2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043">
                <text:p>13.043</text:p>
              </table:table-cell>
              <table:table-cell office:value-type="float" office:value="7.9137">
                <text:p>7.9137</text:p>
              </table:table-cell>
              <table:table-cell office:value-type="float" office:value="8.134">
                <text:p>8.134</text:p>
              </table:table-cell>
              <table:table-cell office:value-type="float" office:value="7.5269">
                <text:p>7.5269</text:p>
              </table:table-cell>
              <table:table-cell office:value-type="float" office:value="4.8711">
                <text:p>4.8711</text:p>
              </table:table-cell>
              <table:table-cell office:value-type="float" office:value="7.6372">
                <text:p>7.6372</text:p>
              </table:table-cell>
              <table:table-cell office:value-type="float" office:value="7.9755">
                <text:p>7.9755</text:p>
              </table:table-cell>
              <table:table-cell office:value-type="float" office:value="8.229">
                <text:p>8.229</text:p>
              </table:table-cell>
              <table:table-cell office:value-type="float" office:value="7.6312">
                <text:p>7.6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43">
                <text:p>13.043</text:p>
              </table:table-cell>
              <table:table-cell office:value-type="float" office:value="5.7554">
                <text:p>5.7554</text:p>
              </table:table-cell>
              <table:table-cell office:value-type="float" office:value="7.177">
                <text:p>7.177</text:p>
              </table:table-cell>
              <table:table-cell office:value-type="float" office:value="6.0932">
                <text:p>6.0932</text:p>
              </table:table-cell>
              <table:table-cell office:value-type="float" office:value="6.0172">
                <text:p>6.0172</text:p>
              </table:table-cell>
              <table:table-cell office:value-type="float" office:value="6.2053">
                <text:p>6.2053</text:p>
              </table:table-cell>
              <table:table-cell office:value-type="float" office:value="7.771">
                <text:p>7.771</text:p>
              </table:table-cell>
              <table:table-cell office:value-type="float" office:value="8.0501">
                <text:p>8.0501</text:p>
              </table:table-cell>
              <table:table-cell office:value-type="float" office:value="7.9491">
                <text:p>7.9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957">
                <text:p>8.6957</text:p>
              </table:table-cell>
              <table:table-cell office:value-type="float" office:value="6.4748">
                <text:p>6.4748</text:p>
              </table:table-cell>
              <table:table-cell office:value-type="float" office:value="7.177">
                <text:p>7.177</text:p>
              </table:table-cell>
              <table:table-cell office:value-type="float" office:value="5.7348">
                <text:p>5.7348</text:p>
              </table:table-cell>
              <table:table-cell office:value-type="float" office:value="4.298">
                <text:p>4.298</text:p>
              </table:table-cell>
              <table:table-cell office:value-type="float" office:value="7.1599">
                <text:p>7.1599</text:p>
              </table:table-cell>
              <table:table-cell office:value-type="float" office:value="7.1575">
                <text:p>7.1575</text:p>
              </table:table-cell>
              <table:table-cell office:value-type="float" office:value="7.8712">
                <text:p>7.8712</text:p>
              </table:table-cell>
              <table:table-cell office:value-type="float" office:value="7.3132">
                <text:p>7.3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44">
                <text:p>10.144</text:p>
              </table:table-cell>
              <table:table-cell office:value-type="float" office:value="5.7554">
                <text:p>5.7554</text:p>
              </table:table-cell>
              <table:table-cell office:value-type="float" office:value="4.7847">
                <text:p>4.7847</text:p>
              </table:table-cell>
              <table:table-cell office:value-type="float" office:value="3.9427">
                <text:p>3.9427</text:p>
              </table:table-cell>
              <table:table-cell office:value-type="float" office:value="5.1576">
                <text:p>5.1576</text:p>
              </table:table-cell>
              <table:table-cell office:value-type="float" office:value="7.8759">
                <text:p>7.8759</text:p>
              </table:table-cell>
              <table:table-cell office:value-type="float" office:value="6.953">
                <text:p>6.953</text:p>
              </table:table-cell>
              <table:table-cell office:value-type="float" office:value="7.6923">
                <text:p>7.6923</text:p>
              </table:table-cell>
              <table:table-cell office:value-type="float" office:value="7.7901">
                <text:p>7.7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971">
                <text:p>5.7971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4.3011">
                <text:p>4.3011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7.362">
                <text:p>7.362</text:p>
              </table:table-cell>
              <table:table-cell office:value-type="float" office:value="7.3345">
                <text:p>7.3345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971">
                <text:p>5.7971</text:p>
              </table:table-cell>
              <table:table-cell office:value-type="float" office:value="6.4748">
                <text:p>6.4748</text:p>
              </table:table-cell>
              <table:table-cell office:value-type="float" office:value="4.7847">
                <text:p>4.7847</text:p>
              </table:table-cell>
              <table:table-cell office:value-type="float" office:value="5.0179">
                <text:p>5.0179</text:p>
              </table:table-cell>
              <table:table-cell office:value-type="float" office:value="6.0172">
                <text:p>6.0172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3345">
                <text:p>7.3345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464">
                <text:p>7.2464</text:p>
              </table:table-cell>
              <table:table-cell office:value-type="float" office:value="5.7554">
                <text:p>5.7554</text:p>
              </table:table-cell>
              <table:table-cell office:value-type="float" office:value="4.7847">
                <text:p>4.7847</text:p>
              </table:table-cell>
              <table:table-cell office:value-type="float" office:value="4.6595">
                <text:p>4.6595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953">
                <text:p>6.953</text:p>
              </table:table-cell>
              <table:table-cell office:value-type="float" office:value="6.9767">
                <text:p>6.9767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7971">
                <text:p>5.7971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3.9427">
                <text:p>3.9427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971">
                <text:p>5.7971</text:p>
              </table:table-cell>
              <table:table-cell office:value-type="float" office:value="2.1583">
                <text:p>2.1583</text:p>
              </table:table-cell>
              <table:table-cell office:value-type="float" office:value="3.8278">
                <text:p>3.8278</text:p>
              </table:table-cell>
              <table:table-cell office:value-type="float" office:value="5.3763">
                <text:p>5.3763</text:p>
              </table:table-cell>
              <table:table-cell office:value-type="float" office:value="4.5845">
                <text:p>4.5845</text:p>
              </table:table-cell>
              <table:table-cell office:value-type="float" office:value="6.9212">
                <text:p>6.9212</text:p>
              </table:table-cell>
              <table:table-cell office:value-type="float" office:value="6.135">
                <text:p>6.135</text:p>
              </table:table-cell>
              <table:table-cell office:value-type="float" office:value="7.3345">
                <text:p>7.3345</text:p>
              </table:table-cell>
              <table:table-cell office:value-type="float" office:value="7.4722">
                <text:p>7.4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971">
                <text:p>5.7971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3.9427">
                <text:p>3.9427</text:p>
              </table:table-cell>
              <table:table-cell office:value-type="float" office:value="5.4441">
                <text:p>5.4441</text:p>
              </table:table-cell>
              <table:table-cell office:value-type="float" office:value="7.1599">
                <text:p>7.1599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478">
                <text:p>4.3478</text:p>
              </table:table-cell>
              <table:table-cell office:value-type="float" office:value="2.1583">
                <text:p>2.1583</text:p>
              </table:table-cell>
              <table:table-cell office:value-type="float" office:value="5.2632">
                <text:p>5.2632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6.619">
                <text:p>6.61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4.7847">
                <text:p>4.7847</text:p>
              </table:table-cell>
              <table:table-cell office:value-type="float" office:value="4.3011">
                <text:p>4.3011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6923">
                <text:p>7.6923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971">
                <text:p>5.7971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4.3011">
                <text:p>4.3011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7.5665">
                <text:p>7.566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464">
                <text:p>7.2464</text:p>
              </table:table-cell>
              <table:table-cell office:value-type="float" office:value="4.3165">
                <text:p>4.3165</text:p>
              </table:table-cell>
              <table:table-cell office:value-type="float" office:value="5.2632">
                <text:p>5.2632</text:p>
              </table:table-cell>
              <table:table-cell office:value-type="float" office:value="3.9427">
                <text:p>3.9427</text:p>
              </table:table-cell>
              <table:table-cell office:value-type="float" office:value="5.1576">
                <text:p>5.1576</text:p>
              </table:table-cell>
              <table:table-cell office:value-type="float" office:value="7.1599">
                <text:p>7.1599</text:p>
              </table:table-cell>
              <table:table-cell office:value-type="float" office:value="5.9305">
                <text:p>5.930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9427">
                <text:p>3.9427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4.6595">
                <text:p>4.6595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7.1575">
                <text:p>7.1575</text:p>
              </table:table-cell>
              <table:table-cell office:value-type="float" office:value="6.7979">
                <text:p>6.7979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971">
                <text:p>5.7971</text:p>
              </table:table-cell>
              <table:table-cell office:value-type="float" office:value="5.036">
                <text:p>5.036</text:p>
              </table:table-cell>
              <table:table-cell office:value-type="float" office:value="6.2201">
                <text:p>6.2201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3395">
                <text:p>6.3395</text:p>
              </table:table-cell>
              <table:table-cell office:value-type="float" office:value="6.9767">
                <text:p>6.9767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986">
                <text:p>2.8986</text:p>
              </table:table-cell>
              <table:table-cell office:value-type="float" office:value="5.036">
                <text:p>5.036</text:p>
              </table:table-cell>
              <table:table-cell office:value-type="float" office:value="3.8278">
                <text:p>3.8278</text:p>
              </table:table-cell>
              <table:table-cell office:value-type="float" office:value="4.3011">
                <text:p>4.3011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493">
                <text:p>1.4493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4.3011">
                <text:p>4.3011</text:p>
              </table:table-cell>
              <table:table-cell office:value-type="float" office:value="3.7249">
                <text:p>3.7249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986">
                <text:p>2.8986</text:p>
              </table:table-cell>
              <table:table-cell office:value-type="float" office:value="2.1583">
                <text:p>2.1583</text:p>
              </table:table-cell>
              <table:table-cell office:value-type="float" office:value="5.2632">
                <text:p>5.2632</text:p>
              </table:table-cell>
              <table:table-cell office:value-type="float" office:value="3.9427">
                <text:p>3.9427</text:p>
              </table:table-cell>
              <table:table-cell office:value-type="float" office:value="4.8711">
                <text:p>4.8711</text:p>
              </table:table-cell>
              <table:table-cell office:value-type="float" office:value="7.3986">
                <text:p>7.3986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8711">
                <text:p>4.8711</text:p>
              </table:table-cell>
              <table:table-cell office:value-type="float" office:value="6.6826">
                <text:p>6.6826</text:p>
              </table:table-cell>
              <table:table-cell office:value-type="float" office:value="7.362">
                <text:p>7.362</text:p>
              </table:table-cell>
              <table:table-cell office:value-type="float" office:value="7.6923">
                <text:p>7.6923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986">
                <text:p>2.8986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4.3011">
                <text:p>4.3011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4.3011">
                <text:p>4.3011</text:p>
              </table:table-cell>
              <table:table-cell office:value-type="float" office:value="4.8711">
                <text:p>4.8711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971">
                <text:p>5.7971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7.5665">
                <text:p>7.566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986">
                <text:p>2.8986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3.9427">
                <text:p>3.9427</text:p>
              </table:table-cell>
              <table:table-cell office:value-type="float" office:value="4.298">
                <text:p>4.298</text:p>
              </table:table-cell>
              <table:table-cell office:value-type="float" office:value="7.1599">
                <text:p>7.1599</text:p>
              </table:table-cell>
              <table:table-cell office:value-type="float" office:value="6.544">
                <text:p>6.544</text:p>
              </table:table-cell>
              <table:table-cell office:value-type="float" office:value="6.0823">
                <text:p>6.0823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493">
                <text:p>1.4493</text:p>
              </table:table-cell>
              <table:table-cell office:value-type="float" office:value="2.1583">
                <text:p>2.1583</text:p>
              </table:table-cell>
              <table:table-cell office:value-type="float" office:value="5.2632">
                <text:p>5.2632</text:p>
              </table:table-cell>
              <table:table-cell office:value-type="float" office:value="4.3011">
                <text:p>4.3011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986">
                <text:p>2.8986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3395">
                <text:p>6.3395</text:p>
              </table:table-cell>
              <table:table-cell office:value-type="float" office:value="6.619">
                <text:p>6.61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986">
                <text:p>2.8986</text:p>
              </table:table-cell>
              <table:table-cell office:value-type="float" office:value="5.036">
                <text:p>5.036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3345">
                <text:p>7.3345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986">
                <text:p>2.8986</text:p>
              </table:table-cell>
              <table:table-cell office:value-type="float" office:value="4.3165">
                <text:p>4.3165</text:p>
              </table:table-cell>
              <table:table-cell office:value-type="float" office:value="4.7847">
                <text:p>4.7847</text:p>
              </table:table-cell>
              <table:table-cell office:value-type="float" office:value="4.3011">
                <text:p>4.3011</text:p>
              </table:table-cell>
              <table:table-cell office:value-type="float" office:value="4.298">
                <text:p>4.298</text:p>
              </table:table-cell>
              <table:table-cell office:value-type="float" office:value="7.1599">
                <text:p>7.1599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4.3011">
                <text:p>4.3011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7.5665">
                <text:p>7.5665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3395">
                <text:p>6.339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6.7979">
                <text:p>6.7979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7.4722">
                <text:p>7.4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3.9427">
                <text:p>3.9427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.1583">
                <text:p>2.1583</text:p>
              </table:table-cell>
              <table:table-cell office:value-type="float" office:value="4.3062">
                <text:p>4.3062</text:p>
              </table:table-cell>
              <table:table-cell office:value-type="float" office:value="3.9427">
                <text:p>3.9427</text:p>
              </table:table-cell>
              <table:table-cell office:value-type="float" office:value="5.1576">
                <text:p>5.1576</text:p>
              </table:table-cell>
              <table:table-cell office:value-type="float" office:value="6.2053">
                <text:p>6.2053</text:p>
              </table:table-cell>
              <table:table-cell office:value-type="float" office:value="7.362">
                <text:p>7.362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3.5842">
                <text:p>3.5842</text:p>
              </table:table-cell>
              <table:table-cell office:value-type="float" office:value="4.8711">
                <text:p>4.8711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0115">
                <text:p>4.0115</text:p>
              </table:table-cell>
              <table:table-cell office:value-type="float" office:value="5.7279">
                <text:p>5.7279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6.7979">
                <text:p>6.7979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298">
                <text:p>4.298</text:p>
              </table:table-cell>
              <table:table-cell office:value-type="float" office:value="5.7279">
                <text:p>5.7279</text:p>
              </table:table-cell>
              <table:table-cell office:value-type="float" office:value="7.5665">
                <text:p>7.5665</text:p>
              </table:table-cell>
              <table:table-cell office:value-type="float" office:value="6.2612">
                <text:p>6.26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.1583">
                <text:p>2.1583</text:p>
              </table:table-cell>
              <table:table-cell office:value-type="float" office:value="4.7847">
                <text:p>4.7847</text:p>
              </table:table-cell>
              <table:table-cell office:value-type="float" office:value="4.3011">
                <text:p>4.3011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3345">
                <text:p>7.3345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5.5215">
                <text:p>5.5215</text:p>
              </table:table-cell>
              <table:table-cell office:value-type="float" office:value="7.3345">
                <text:p>7.3345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8.0501">
                <text:p>8.0501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7847">
                <text:p>4.7847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7485">
                <text:p>6.7485</text:p>
              </table:table-cell>
              <table:table-cell office:value-type="float" office:value="7.5134">
                <text:p>7.5134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3395">
                <text:p>6.3395</text:p>
              </table:table-cell>
              <table:table-cell office:value-type="float" office:value="7.1556">
                <text:p>7.1556</text:p>
              </table:table-cell>
              <table:table-cell office:value-type="float" office:value="7.3132">
                <text:p>7.3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.7554">
                <text:p>5.7554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3.7249">
                <text:p>3.7249</text:p>
              </table:table-cell>
              <table:table-cell office:value-type="float" office:value="6.2053">
                <text:p>6.2053</text:p>
              </table:table-cell>
              <table:table-cell office:value-type="float" office:value="7.1575">
                <text:p>7.1575</text:p>
              </table:table-cell>
              <table:table-cell office:value-type="float" office:value="6.0823">
                <text:p>6.0823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7.3986">
                <text:p>7.3986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3395">
                <text:p>6.3395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2.8708">
                <text:p>2.8708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7485">
                <text:p>6.7485</text:p>
              </table:table-cell>
              <table:table-cell office:value-type="float" office:value="6.7979">
                <text:p>6.7979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3.7249">
                <text:p>3.7249</text:p>
              </table:table-cell>
              <table:table-cell office:value-type="float" office:value="6.4439">
                <text:p>6.4439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4439">
                <text:p>6.4439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5.9305">
                <text:p>5.9305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9212">
                <text:p>6.9212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5.9305">
                <text:p>5.9305</text:p>
              </table:table-cell>
              <table:table-cell office:value-type="float" office:value="7.5134">
                <text:p>7.5134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7485">
                <text:p>6.7485</text:p>
              </table:table-cell>
              <table:table-cell office:value-type="float" office:value="6.2612">
                <text:p>6.2612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5.9305">
                <text:p>5.930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7.9755">
                <text:p>7.9755</text:p>
              </table:table-cell>
              <table:table-cell office:value-type="float" office:value="7.3345">
                <text:p>7.3345</text:p>
              </table:table-cell>
              <table:table-cell office:value-type="float" office:value="7.3132">
                <text:p>7.31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8711">
                <text:p>4.8711</text:p>
              </table:table-cell>
              <table:table-cell office:value-type="float" office:value="5.7279">
                <text:p>5.7279</text:p>
              </table:table-cell>
              <table:table-cell office:value-type="float" office:value="6.3395">
                <text:p>6.3395</text:p>
              </table:table-cell>
              <table:table-cell office:value-type="float" office:value="7.8712">
                <text:p>7.8712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7.1575">
                <text:p>7.1575</text:p>
              </table:table-cell>
              <table:table-cell office:value-type="float" office:value="6.0823">
                <text:p>6.0823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7.1599">
                <text:p>7.1599</text:p>
              </table:table-cell>
              <table:table-cell office:value-type="float" office:value="6.544">
                <text:p>6.544</text:p>
              </table:table-cell>
              <table:table-cell office:value-type="float" office:value="6.4401">
                <text:p>6.4401</text:p>
              </table:table-cell>
              <table:table-cell office:value-type="float" office:value="7.3132">
                <text:p>7.3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7.8712">
                <text:p>7.87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7.9755">
                <text:p>7.9755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6.0823">
                <text:p>6.0823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7485">
                <text:p>6.7485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2.8708">
                <text:p>2.8708</text:p>
              </table:table-cell>
              <table:table-cell office:value-type="float" office:value="3.9427">
                <text:p>3.9427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3493">
                <text:p>3.3493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0823">
                <text:p>6.0823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9427">
                <text:p>3.9427</text:p>
              </table:table-cell>
              <table:table-cell office:value-type="float" office:value="4.298">
                <text:p>4.298</text:p>
              </table:table-cell>
              <table:table-cell office:value-type="float" office:value="5.7279">
                <text:p>5.7279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3395">
                <text:p>6.3395</text:p>
              </table:table-cell>
              <table:table-cell office:value-type="float" office:value="7.5134">
                <text:p>7.5134</text:p>
              </table:table-cell>
              <table:table-cell office:value-type="float" office:value="7.3132">
                <text:p>7.3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7.1599">
                <text:p>7.1599</text:p>
              </table:table-cell>
              <table:table-cell office:value-type="float" office:value="7.1575">
                <text:p>7.1575</text:p>
              </table:table-cell>
              <table:table-cell office:value-type="float" office:value="6.4401">
                <text:p>6.4401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5.5215">
                <text:p>5.521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7.8712">
                <text:p>7.87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619">
                <text:p>6.619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5.7554">
                <text:p>5.7554</text:p>
              </table:table-cell>
              <table:table-cell office:value-type="float" office:value="4.3062">
                <text:p>4.3062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5.9305">
                <text:p>5.9305</text:p>
              </table:table-cell>
              <table:table-cell office:value-type="float" office:value="7.6923">
                <text:p>7.6923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4.7847">
                <text:p>4.7847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5.5215">
                <text:p>5.5215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5842">
                <text:p>3.5842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5.9305">
                <text:p>5.930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5.726">
                <text:p>5.726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3493">
                <text:p>3.3493</text:p>
              </table:table-cell>
              <table:table-cell office:value-type="float" office:value="3.2258">
                <text:p>3.2258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8712">
                <text:p>7.87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7.5665">
                <text:p>7.5665</text:p>
              </table:table-cell>
              <table:table-cell office:value-type="float" office:value="6.7979">
                <text:p>6.7979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1.7921">
                <text:p>1.7921</text:p>
              </table:table-cell>
              <table:table-cell office:value-type="float" office:value="4.298">
                <text:p>4.298</text:p>
              </table:table-cell>
              <table:table-cell office:value-type="float" office:value="5.9666">
                <text:p>5.9666</text:p>
              </table:table-cell>
              <table:table-cell office:value-type="float" office:value="6.3395">
                <text:p>6.3395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3062">
                <text:p>4.3062</text:p>
              </table:table-cell>
              <table:table-cell office:value-type="float" office:value="2.509">
                <text:p>2.509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7.1575">
                <text:p>7.157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5.9305">
                <text:p>5.9305</text:p>
              </table:table-cell>
              <table:table-cell office:value-type="float" office:value="6.0823">
                <text:p>6.0823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1505">
                <text:p>2.1505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5.5215">
                <text:p>5.521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1.7921">
                <text:p>1.7921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7.1575">
                <text:p>7.1575</text:p>
              </table:table-cell>
              <table:table-cell office:value-type="float" office:value="6.7979">
                <text:p>6.7979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6.9212">
                <text:p>6.9212</text:p>
              </table:table-cell>
              <table:table-cell office:value-type="float" office:value="6.3395">
                <text:p>6.3395</text:p>
              </table:table-cell>
              <table:table-cell office:value-type="float" office:value="7.5134">
                <text:p>7.5134</text:p>
              </table:table-cell>
              <table:table-cell office:value-type="float" office:value="7.7901">
                <text:p>7.79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5.7279">
                <text:p>5.7279</text:p>
              </table:table-cell>
              <table:table-cell office:value-type="float" office:value="6.135">
                <text:p>6.135</text:p>
              </table:table-cell>
              <table:table-cell office:value-type="float" office:value="6.7979">
                <text:p>6.7979</text:p>
              </table:table-cell>
              <table:table-cell office:value-type="float" office:value="6.2003">
                <text:p>6.20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3.5842">
                <text:p>3.5842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7.8759">
                <text:p>7.8759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5.9666">
                <text:p>5.9666</text:p>
              </table:table-cell>
              <table:table-cell office:value-type="float" office:value="6.3395">
                <text:p>6.3395</text:p>
              </table:table-cell>
              <table:table-cell office:value-type="float" office:value="6.0823">
                <text:p>6.0823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6.9212">
                <text:p>6.9212</text:p>
              </table:table-cell>
              <table:table-cell office:value-type="float" office:value="7.1575">
                <text:p>7.157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3.7249">
                <text:p>3.7249</text:p>
              </table:table-cell>
              <table:table-cell office:value-type="float" office:value="6.4439">
                <text:p>6.4439</text:p>
              </table:table-cell>
              <table:table-cell office:value-type="float" office:value="5.5215">
                <text:p>5.5215</text:p>
              </table:table-cell>
              <table:table-cell office:value-type="float" office:value="6.7979">
                <text:p>6.7979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7847">
                <text:p>4.7847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3.5842">
                <text:p>3.5842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7847">
                <text:p>4.7847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5.4893">
                <text:p>5.4893</text:p>
              </table:table-cell>
              <table:table-cell office:value-type="float" office:value="6.135">
                <text:p>6.13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1.7921">
                <text:p>1.7921</text:p>
              </table:table-cell>
              <table:table-cell office:value-type="float" office:value="4.0115">
                <text:p>4.0115</text:p>
              </table:table-cell>
              <table:table-cell office:value-type="float" office:value="7.3986">
                <text:p>7.3986</text:p>
              </table:table-cell>
              <table:table-cell office:value-type="float" office:value="5.5215">
                <text:p>5.5215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6.4401">
                <text:p>6.4401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6.9212">
                <text:p>6.9212</text:p>
              </table:table-cell>
              <table:table-cell office:value-type="float" office:value="7.771">
                <text:p>7.771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6.7979">
                <text:p>6.7979</text:p>
              </table:table-cell>
              <table:table-cell office:value-type="float" office:value="7.4722">
                <text:p>7.47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.1583">
                <text:p>2.1583</text:p>
              </table:table-cell>
              <table:table-cell office:value-type="float" office:value="3.3493">
                <text:p>3.3493</text:p>
              </table:table-cell>
              <table:table-cell office:value-type="float" office:value="3.2258">
                <text:p>3.2258</text:p>
              </table:table-cell>
              <table:table-cell office:value-type="float" office:value="3.7249">
                <text:p>3.7249</text:p>
              </table:table-cell>
              <table:table-cell office:value-type="float" office:value="5.4893">
                <text:p>5.4893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3493">
                <text:p>3.3493</text:p>
              </table:table-cell>
              <table:table-cell office:value-type="float" office:value="3.9427">
                <text:p>3.9427</text:p>
              </table:table-cell>
              <table:table-cell office:value-type="float" office:value="4.5845">
                <text:p>4.5845</text:p>
              </table:table-cell>
              <table:table-cell office:value-type="float" office:value="7.3986">
                <text:p>7.3986</text:p>
              </table:table-cell>
              <table:table-cell office:value-type="float" office:value="7.5665">
                <text:p>7.5665</text:p>
              </table:table-cell>
              <table:table-cell office:value-type="float" office:value="6.4401">
                <text:p>6.4401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3493">
                <text:p>3.3493</text:p>
              </table:table-cell>
              <table:table-cell office:value-type="float" office:value="1.7921">
                <text:p>1.7921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3493">
                <text:p>3.3493</text:p>
              </table:table-cell>
              <table:table-cell office:value-type="float" office:value="4.3011">
                <text:p>4.3011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4.3062">
                <text:p>4.3062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3.1519">
                <text:p>3.1519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7.1599">
                <text:p>7.1599</text:p>
              </table:table-cell>
              <table:table-cell office:value-type="float" office:value="7.362">
                <text:p>7.362</text:p>
              </table:table-cell>
              <table:table-cell office:value-type="float" office:value="6.4401">
                <text:p>6.4401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6.135">
                <text:p>6.135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4.7847">
                <text:p>4.7847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3.7249">
                <text:p>3.7249</text:p>
              </table:table-cell>
              <table:table-cell office:value-type="float" office:value="5.4893">
                <text:p>5.4893</text:p>
              </table:table-cell>
              <table:table-cell office:value-type="float" office:value="5.9305">
                <text:p>5.9305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2.8708">
                <text:p>2.8708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7.8759">
                <text:p>7.8759</text:p>
              </table:table-cell>
              <table:table-cell office:value-type="float" office:value="7.362">
                <text:p>7.362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5.4893">
                <text:p>5.4893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5.7554">
                <text:p>5.7554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7.1556">
                <text:p>7.1556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2.8708">
                <text:p>2.8708</text:p>
              </table:table-cell>
              <table:table-cell office:value-type="float" office:value="3.5842">
                <text:p>3.5842</text:p>
              </table:table-cell>
              <table:table-cell office:value-type="float" office:value="4.298">
                <text:p>4.298</text:p>
              </table:table-cell>
              <table:table-cell office:value-type="float" office:value="7.1599">
                <text:p>7.1599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6.7485">
                <text:p>6.748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7.8712">
                <text:p>7.8712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3493">
                <text:p>3.3493</text:p>
              </table:table-cell>
              <table:table-cell office:value-type="float" office:value="1.7921">
                <text:p>1.7921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6.0823">
                <text:p>6.0823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4439">
                <text:p>6.4439</text:p>
              </table:table-cell>
              <table:table-cell office:value-type="float" office:value="6.135">
                <text:p>6.135</text:p>
              </table:table-cell>
              <table:table-cell office:value-type="float" office:value="6.2612">
                <text:p>6.26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5.9305">
                <text:p>5.9305</text:p>
              </table:table-cell>
              <table:table-cell office:value-type="float" office:value="7.3345">
                <text:p>7.3345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3493">
                <text:p>3.3493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7.3986">
                <text:p>7.3986</text:p>
              </table:table-cell>
              <table:table-cell office:value-type="float" office:value="6.7485">
                <text:p>6.7485</text:p>
              </table:table-cell>
              <table:table-cell office:value-type="float" office:value="7.8712">
                <text:p>7.87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2.8708">
                <text:p>2.8708</text:p>
              </table:table-cell>
              <table:table-cell office:value-type="float" office:value="1.7921">
                <text:p>1.7921</text:p>
              </table:table-cell>
              <table:table-cell office:value-type="float" office:value="3.4384">
                <text:p>3.4384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5.9305">
                <text:p>5.930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5.4893">
                <text:p>5.4893</text:p>
              </table:table-cell>
              <table:table-cell office:value-type="float" office:value="7.9755">
                <text:p>7.9755</text:p>
              </table:table-cell>
              <table:table-cell office:value-type="float" office:value="6.7979">
                <text:p>6.7979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6.3395">
                <text:p>6.3395</text:p>
              </table:table-cell>
              <table:table-cell office:value-type="float" office:value="7.8712">
                <text:p>7.8712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6.4401">
                <text:p>6.4401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4439">
                <text:p>6.4439</text:p>
              </table:table-cell>
              <table:table-cell office:value-type="float" office:value="6.7485">
                <text:p>6.748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3395">
                <text:p>6.339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3493">
                <text:p>3.3493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7485">
                <text:p>6.748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7.6372">
                <text:p>7.6372</text:p>
              </table:table-cell>
              <table:table-cell office:value-type="float" office:value="5.9305">
                <text:p>5.930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5.7279">
                <text:p>5.7279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7.3986">
                <text:p>7.3986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5.4893">
                <text:p>5.4893</text:p>
              </table:table-cell>
              <table:table-cell office:value-type="float" office:value="6.135">
                <text:p>6.13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3.5842">
                <text:p>3.5842</text:p>
              </table:table-cell>
              <table:table-cell office:value-type="float" office:value="4.0115">
                <text:p>4.0115</text:p>
              </table:table-cell>
              <table:table-cell office:value-type="float" office:value="7.1599">
                <text:p>7.1599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5.5215">
                <text:p>5.521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7.9755">
                <text:p>7.9755</text:p>
              </table:table-cell>
              <table:table-cell office:value-type="float" office:value="7.5134">
                <text:p>7.5134</text:p>
              </table:table-cell>
              <table:table-cell office:value-type="float" office:value="7.1542">
                <text:p>7.15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2258">
                <text:p>3.2258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6.4401">
                <text:p>6.4401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5.7279">
                <text:p>5.7279</text:p>
              </table:table-cell>
              <table:table-cell office:value-type="float" office:value="7.362">
                <text:p>7.362</text:p>
              </table:table-cell>
              <table:table-cell office:value-type="float" office:value="7.8712">
                <text:p>7.8712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6.4401">
                <text:p>6.4401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3.5842">
                <text:p>3.5842</text:p>
              </table:table-cell>
              <table:table-cell office:value-type="float" office:value="4.0115">
                <text:p>4.0115</text:p>
              </table:table-cell>
              <table:table-cell office:value-type="float" office:value="7.3986">
                <text:p>7.3986</text:p>
              </table:table-cell>
              <table:table-cell office:value-type="float" office:value="6.135">
                <text:p>6.135</text:p>
              </table:table-cell>
              <table:table-cell office:value-type="float" office:value="6.7979">
                <text:p>6.7979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6.4748">
                <text:p>6.4748</text:p>
              </table:table-cell>
              <table:table-cell office:value-type="float" office:value="3.3493">
                <text:p>3.3493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5.9305">
                <text:p>5.930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5.4893">
                <text:p>5.4893</text:p>
              </table:table-cell>
              <table:table-cell office:value-type="float" office:value="6.7485">
                <text:p>6.748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7.8759">
                <text:p>7.8759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5.5215">
                <text:p>5.5215</text:p>
              </table:table-cell>
              <table:table-cell office:value-type="float" office:value="6.4401">
                <text:p>6.4401</text:p>
              </table:table-cell>
              <table:table-cell office:value-type="float" office:value="6.5183">
                <text:p>6.51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8708">
                <text:p>2.870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5.9666">
                <text:p>5.9666</text:p>
              </table:table-cell>
              <table:table-cell office:value-type="float" office:value="6.544">
                <text:p>6.544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4.3062">
                <text:p>4.3062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6.4401">
                <text:p>6.4401</text:p>
              </table:table-cell>
              <table:table-cell office:value-type="float" office:value="6.8362">
                <text:p>6.83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3.7249">
                <text:p>3.7249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7.6312">
                <text:p>7.63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2.3923">
                <text:p>2.3923</text:p>
              </table:table-cell>
              <table:table-cell office:value-type="float" office:value="2.8674">
                <text:p>2.8674</text:p>
              </table:table-cell>
              <table:table-cell office:value-type="float" office:value="3.4384">
                <text:p>3.4384</text:p>
              </table:table-cell>
              <table:table-cell office:value-type="float" office:value="6.9212">
                <text:p>6.9212</text:p>
              </table:table-cell>
              <table:table-cell office:value-type="float" office:value="6.7485">
                <text:p>6.7485</text:p>
              </table:table-cell>
              <table:table-cell office:value-type="float" office:value="6.7979">
                <text:p>6.7979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4.7847">
                <text:p>4.7847</text:p>
              </table:table-cell>
              <table:table-cell office:value-type="float" office:value="1.7921">
                <text:p>1.7921</text:p>
              </table:table-cell>
              <table:table-cell office:value-type="float" office:value="3.7249">
                <text:p>3.7249</text:p>
              </table:table-cell>
              <table:table-cell office:value-type="float" office:value="7.1599">
                <text:p>7.1599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5845">
                <text:p>4.5845</text:p>
              </table:table-cell>
              <table:table-cell office:value-type="float" office:value="6.2053">
                <text:p>6.2053</text:p>
              </table:table-cell>
              <table:table-cell office:value-type="float" office:value="6.7485">
                <text:p>6.7485</text:p>
              </table:table-cell>
              <table:table-cell office:value-type="float" office:value="6.4401">
                <text:p>6.4401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1505">
                <text:p>2.1505</text:p>
              </table:table-cell>
              <table:table-cell office:value-type="float" office:value="4.298">
                <text:p>4.298</text:p>
              </table:table-cell>
              <table:table-cell office:value-type="float" office:value="5.9666">
                <text:p>5.9666</text:p>
              </table:table-cell>
              <table:table-cell office:value-type="float" office:value="6.953">
                <text:p>6.953</text:p>
              </table:table-cell>
              <table:table-cell office:value-type="float" office:value="7.1556">
                <text:p>7.1556</text:p>
              </table:table-cell>
              <table:table-cell office:value-type="float" office:value="7.3132">
                <text:p>7.31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2.8708">
                <text:p>2.8708</text:p>
              </table:table-cell>
              <table:table-cell office:value-type="float" office:value="2.1505">
                <text:p>2.1505</text:p>
              </table:table-cell>
              <table:table-cell office:value-type="float" office:value="4.298">
                <text:p>4.298</text:p>
              </table:table-cell>
              <table:table-cell office:value-type="float" office:value="6.6826">
                <text:p>6.6826</text:p>
              </table:table-cell>
              <table:table-cell office:value-type="float" office:value="6.135">
                <text:p>6.13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298">
                <text:p>4.298</text:p>
              </table:table-cell>
              <table:table-cell office:value-type="float" office:value="6.9212">
                <text:p>6.9212</text:p>
              </table:table-cell>
              <table:table-cell office:value-type="float" office:value="5.9305">
                <text:p>5.9305</text:p>
              </table:table-cell>
              <table:table-cell office:value-type="float" office:value="7.1556">
                <text:p>7.1556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5.7554">
                <text:p>5.7554</text:p>
              </table:table-cell>
              <table:table-cell office:value-type="float" office:value="2.8708">
                <text:p>2.8708</text:p>
              </table:table-cell>
              <table:table-cell office:value-type="float" office:value="2.509">
                <text:p>2.509</text:p>
              </table:table-cell>
              <table:table-cell office:value-type="float" office:value="3.7249">
                <text:p>3.7249</text:p>
              </table:table-cell>
              <table:table-cell office:value-type="float" office:value="6.6826">
                <text:p>6.6826</text:p>
              </table:table-cell>
              <table:table-cell office:value-type="float" office:value="7.1575">
                <text:p>7.1575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2.8708">
                <text:p>2.870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953">
                <text:p>6.953</text:p>
              </table:table-cell>
              <table:table-cell office:value-type="float" office:value="6.7979">
                <text:p>6.7979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5.9666">
                <text:p>5.9666</text:p>
              </table:table-cell>
              <table:table-cell office:value-type="float" office:value="5.5215">
                <text:p>5.5215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2.1583">
                <text:p>2.1583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7.1575">
                <text:p>7.157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4439">
                <text:p>6.4439</text:p>
              </table:table-cell>
              <table:table-cell office:value-type="float" office:value="6.3395">
                <text:p>6.3395</text:p>
              </table:table-cell>
              <table:table-cell office:value-type="float" office:value="6.2612">
                <text:p>6.2612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3.5971">
                <text:p>3.5971</text:p>
              </table:table-cell>
              <table:table-cell office:value-type="float" office:value="3.3493">
                <text:p>3.3493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9212">
                <text:p>6.9212</text:p>
              </table:table-cell>
              <table:table-cell office:value-type="float" office:value="6.544">
                <text:p>6.544</text:p>
              </table:table-cell>
              <table:table-cell office:value-type="float" office:value="6.7979">
                <text:p>6.7979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135">
                <text:p>6.135</text:p>
              </table:table-cell>
              <table:table-cell office:value-type="float" office:value="7.6923">
                <text:p>7.6923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5.036">
                <text:p>5.036</text:p>
              </table:table-cell>
              <table:table-cell office:value-type="float" office:value="3.8278">
                <text:p>3.8278</text:p>
              </table:table-cell>
              <table:table-cell office:value-type="float" office:value="2.8674">
                <text:p>2.8674</text:p>
              </table:table-cell>
              <table:table-cell office:value-type="float" office:value="4.0115">
                <text:p>4.0115</text:p>
              </table:table-cell>
              <table:table-cell office:value-type="float" office:value="5.0119">
                <text:p>5.0119</text:p>
              </table:table-cell>
              <table:table-cell office:value-type="float" office:value="7.5665">
                <text:p>7.5665</text:p>
              </table:table-cell>
              <table:table-cell office:value-type="float" office:value="7.5134">
                <text:p>7.5134</text:p>
              </table:table-cell>
              <table:table-cell office:value-type="float" office:value="6.9952">
                <text:p>6.99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8278">
                <text:p>3.8278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6.6826">
                <text:p>6.6826</text:p>
              </table:table-cell>
              <table:table-cell office:value-type="float" office:value="6.135">
                <text:p>6.135</text:p>
              </table:table-cell>
              <table:table-cell office:value-type="float" office:value="6.0823">
                <text:p>6.0823</text:p>
              </table:table-cell>
              <table:table-cell office:value-type="float" office:value="6.3593">
                <text:p>6.3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2.509">
                <text:p>2.509</text:p>
              </table:table-cell>
              <table:table-cell office:value-type="float" office:value="4.0115">
                <text:p>4.0115</text:p>
              </table:table-cell>
              <table:table-cell office:value-type="float" office:value="6.2053">
                <text:p>6.2053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2.8777">
                <text:p>2.8777</text:p>
              </table:table-cell>
              <table:table-cell office:value-type="float" office:value="3.3493">
                <text:p>3.3493</text:p>
              </table:table-cell>
              <table:table-cell office:value-type="float" office:value="3.5842">
                <text:p>3.5842</text:p>
              </table:table-cell>
              <table:table-cell office:value-type="float" office:value="4.5845">
                <text:p>4.5845</text:p>
              </table:table-cell>
              <table:table-cell office:value-type="float" office:value="6.6826">
                <text:p>6.6826</text:p>
              </table:table-cell>
              <table:table-cell office:value-type="float" office:value="6.544">
                <text:p>6.544</text:p>
              </table:table-cell>
              <table:table-cell office:value-type="float" office:value="7.5134">
                <text:p>7.5134</text:p>
              </table:table-cell>
              <table:table-cell office:value-type="float" office:value="6.6773">
                <text:p>6.67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4.3165">
                <text:p>4.3165</text:p>
              </table:table-cell>
              <table:table-cell office:value-type="float" office:value="2.3923">
                <text:p>2.3923</text:p>
              </table:table-cell>
              <table:table-cell office:value-type="float" office:value="2.1505">
                <text:p>2.1505</text:p>
              </table:table-cell>
              <table:table-cell office:value-type="float" office:value="4.0115">
                <text:p>4.0115</text:p>
              </table:table-cell>
              <table:table-cell office:value-type="float" office:value="7.1599">
                <text:p>7.1599</text:p>
              </table:table-cell>
              <table:table-cell office:value-type="float" office:value="6.3395">
                <text:p>6.3395</text:p>
              </table:table-cell>
              <table:table-cell office:value-type="float" office:value="7.1556">
                <text:p>7.1556</text:p>
              </table:table-cell>
              <table:table-cell office:value-type="float" office:value="6.6773">
                <text:p>6.6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24cm" svg:y="0.315cm" chart:style-name="ch2">
          <text:p>Tasa de Aciertos para distintas particiones Aprendizaje/Test</text:p>
        </chart:title>
        <chart:legend chart:legend-position="end" svg:x="13.647cm" svg:y="4.203cm" style:legend-expansion="high" chart:style-name="ch3"/>
        <chart:plot-area chart:style-name="ch4" table:cell-range-address="Sheet2.A1:Sheet2.I2 Sheet2.J2:Sheet2.J2" chart:data-source-has-labels="both" svg:x="1.328cm" svg:y="1.656cm" svg:width="11.68cm" svg:height="6.186cm">
          <chartooo:coordinate-region svg:x="2.129cm" svg:y="1.853cm" svg:width="10.879cm" svg:height="5.346cm"/>
          <chart:axis chart:dimension="x" chart:name="primary-x" chart:style-name="ch5" chartooo:axis-type="auto">
            <chartooo:date-scale/>
            <chart:title svg:x="6.312cm" svg:y="8.023cm" chart:style-name="ch6">
              <text:p>Particiones</text:p>
            </chart:title>
            <chart:categories table:cell-range-address="Sheet2.A1:Sheet2.I1"/>
          </chart:axis>
          <chart:axis chart:dimension="y" chart:name="primary-y" chart:style-name="ch7">
            <chart:title svg:x="0.451cm" svg:y="5.553cm" chart:style-name="ch8">
              <text:p>% Aciertos</text:p>
            </chart:title>
            <chart:grid chart:style-name="ch9" chart:class="major"/>
          </chart:axis>
          <chart:series chart:style-name="ch10" chart:values-cell-range-address="Sheet2.A2:Sheet2.I2" chart:label-cell-address="Sheet2.J2:Sheet2.J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2.A1:Sheet2.I1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perceptrón</text:p>
                <draw:g>
                  <svg:desc>Sheet2.J2:Sheet2.J2</svg:desc>
                </draw:g>
              </table:table-cell>
              <table:table-cell office:value-type="float" office:value="95.08">
                <text:p>95.08</text:p>
                <draw:g>
                  <svg:desc>Sheet2.A2:Sheet2.I2</svg:desc>
                </draw:g>
              </table:table-cell>
              <table:table-cell office:value-type="float" office:value="87.68">
                <text:p>87.68</text:p>
              </table:table-cell>
              <table:table-cell office:value-type="float" office:value="92.86">
                <text:p>92.86</text:p>
              </table:table-cell>
              <table:table-cell office:value-type="float" office:value="92.38">
                <text:p>92.38</text:p>
              </table:table-cell>
              <table:table-cell office:value-type="float" office:value="93.93">
                <text:p>93.93</text:p>
              </table:table-cell>
              <table:table-cell office:value-type="float" office:value="92.86">
                <text:p>92.86</text:p>
              </table:table-cell>
              <table:table-cell office:value-type="float" office:value="96.19">
                <text:p>96.19</text:p>
              </table:table-cell>
              <table:table-cell office:value-type="float" office:value="95.71">
                <text:p>95.71</text:p>
              </table:table-cell>
              <table:table-cell office:value-type="float" office:value="98.57">
                <text:p>98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302cm" svg:height="9.351cm" xlink:href=".." xlink:type="simple" chart:class="chart:line" chart:style-name="ch1">
        <chart:title svg:x="1.031cm" svg:y="0.322cm" chart:style-name="ch2">
          <text:p>Tasa de Error para distintos valores de la constante de Aprendizaje en Perceptrón</text:p>
        </chart:title>
        <chart:legend chart:legend-position="end" svg:x="17.487cm" svg:y="2.155cm" style:legend-expansion="high" chart:style-name="ch3"/>
        <chart:plot-area chart:style-name="ch4" table:cell-range-address="Sheet3.A1:Sheet3.J200" chart:data-source-has-labels="row" svg:x="1.394cm" svg:y="1.684cm" svg:width="15.321cm" svg:height="6.502cm">
          <chartooo:coordinate-region svg:x="2.012cm" svg:y="1.882cm" svg:width="14.703cm" svg:height="5.387cm"/>
          <chart:axis chart:dimension="x" chart:name="primary-x" chart:style-name="ch5">
            <chart:title svg:x="8.46cm" svg:y="8.374cm" chart:style-name="ch6">
              <text:p>Épocas</text:p>
            </chart:title>
          </chart:axis>
          <chart:axis chart:dimension="y" chart:name="primary-y" chart:style-name="ch5">
            <chart:title svg:x="0.451cm" svg:y="5.529cm" chart:style-name="ch7">
              <text:p>% Error</text:p>
            </chart:title>
            <chart:grid chart:style-name="ch8" chart:class="major"/>
          </chart:axis>
          <chart:series chart:style-name="ch9" chart:values-cell-range-address="Sheet3.A2:Sheet3.A200" chart:label-cell-address="Sheet3.A1:Sheet3.A1" chart:class="chart:line">
            <chart:data-point chart:repeated="199"/>
          </chart:series>
          <chart:series chart:style-name="ch10" chart:values-cell-range-address="Sheet3.B2:Sheet3.B200" chart:label-cell-address="Sheet3.B1:Sheet3.B1" chart:class="chart:line">
            <chart:data-point chart:repeated="199"/>
          </chart:series>
          <chart:series chart:style-name="ch11" chart:values-cell-range-address="Sheet3.C2:Sheet3.C200" chart:label-cell-address="Sheet3.C1:Sheet3.C1" chart:class="chart:line">
            <chart:data-point chart:repeated="199"/>
          </chart:series>
          <chart:series chart:style-name="ch12" chart:values-cell-range-address="Sheet3.D2:Sheet3.D200" chart:label-cell-address="Sheet3.D1:Sheet3.D1" chart:class="chart:line">
            <chart:data-point chart:repeated="199"/>
          </chart:series>
          <chart:series chart:style-name="ch13" chart:values-cell-range-address="Sheet3.E2:Sheet3.E200" chart:label-cell-address="Sheet3.E1:Sheet3.E1" chart:class="chart:line">
            <chart:data-point chart:repeated="199"/>
          </chart:series>
          <chart:series chart:style-name="ch14" chart:values-cell-range-address="Sheet3.F2:Sheet3.F200" chart:label-cell-address="Sheet3.F1:Sheet3.F1" chart:class="chart:line">
            <chart:data-point chart:repeated="199"/>
          </chart:series>
          <chart:series chart:style-name="ch15" chart:values-cell-range-address="Sheet3.G2:Sheet3.G200" chart:label-cell-address="Sheet3.G1:Sheet3.G1" chart:class="chart:line">
            <chart:data-point chart:repeated="199"/>
          </chart:series>
          <chart:series chart:style-name="ch16" chart:values-cell-range-address="Sheet3.H2:Sheet3.H200" chart:label-cell-address="Sheet3.H1:Sheet3.H1" chart:class="chart:line">
            <chart:data-point chart:repeated="199"/>
          </chart:series>
          <chart:series chart:style-name="ch17" chart:values-cell-range-address="Sheet3.I2:Sheet3.I200" chart:label-cell-address="Sheet3.I1:Sheet3.I1" chart:class="chart:line">
            <chart:data-point chart:repeated="199"/>
          </chart:series>
          <chart:series chart:style-name="ch18" chart:values-cell-range-address="Sheet3.J2:Sheet3.J200" chart:label-cell-address="Sheet3.J1:Sheet3.J1" chart:class="chart:line">
            <chart:data-point chart:repeated="19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3.A1:Sheet3.A1</svg:desc>
                </draw:g>
              </table:table-cell>
              <table:table-cell office:value-type="string">
                <text:p>0.2</text:p>
                <draw:g>
                  <svg:desc>Sheet3.B1:Sheet3.B1</svg:desc>
                </draw:g>
              </table:table-cell>
              <table:table-cell office:value-type="string">
                <text:p>0.3</text:p>
                <draw:g>
                  <svg:desc>Sheet3.C1:Sheet3.C1</svg:desc>
                </draw:g>
              </table:table-cell>
              <table:table-cell office:value-type="string">
                <text:p>0.4</text:p>
                <draw:g>
                  <svg:desc>Sheet3.D1:Sheet3.D1</svg:desc>
                </draw:g>
              </table:table-cell>
              <table:table-cell office:value-type="string">
                <text:p>0.5</text:p>
                <draw:g>
                  <svg:desc>Sheet3.E1:Sheet3.E1</svg:desc>
                </draw:g>
              </table:table-cell>
              <table:table-cell office:value-type="string">
                <text:p>0.6</text:p>
                <draw:g>
                  <svg:desc>Sheet3.F1:Sheet3.F1</svg:desc>
                </draw:g>
              </table:table-cell>
              <table:table-cell office:value-type="string">
                <text:p>0.7</text:p>
                <draw:g>
                  <svg:desc>Sheet3.G1:Sheet3.G1</svg:desc>
                </draw:g>
              </table:table-cell>
              <table:table-cell office:value-type="string">
                <text:p>0.8</text:p>
                <draw:g>
                  <svg:desc>Sheet3.H1:Sheet3.H1</svg:desc>
                </draw:g>
              </table:table-cell>
              <table:table-cell office:value-type="string">
                <text:p>0.9</text:p>
                <draw:g>
                  <svg:desc>Sheet3.I1:Sheet3.I1</svg:desc>
                </draw:g>
              </table:table-cell>
              <table:table-cell office:value-type="string">
                <text:p>1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5742">
                <text:p>20.5742</text:p>
                <draw:g>
                  <svg:desc>Sheet3.A2:Sheet3.A200</svg:desc>
                </draw:g>
              </table:table-cell>
              <table:table-cell office:value-type="float" office:value="16.7464">
                <text:p>16.7464</text:p>
                <draw:g>
                  <svg:desc>Sheet3.B2:Sheet3.B200</svg:desc>
                </draw:g>
              </table:table-cell>
              <table:table-cell office:value-type="float" office:value="14.3541">
                <text:p>14.3541</text:p>
                <draw:g>
                  <svg:desc>Sheet3.C2:Sheet3.C200</svg:desc>
                </draw:g>
              </table:table-cell>
              <table:table-cell office:value-type="float" office:value="13.8756">
                <text:p>13.8756</text:p>
                <draw:g>
                  <svg:desc>Sheet3.D2:Sheet3.D200</svg:desc>
                </draw:g>
              </table:table-cell>
              <table:table-cell office:value-type="float" office:value="13.3971">
                <text:p>13.3971</text:p>
                <draw:g>
                  <svg:desc>Sheet3.E2:Sheet3.E200</svg:desc>
                </draw:g>
              </table:table-cell>
              <table:table-cell office:value-type="float" office:value="13.3971">
                <text:p>13.3971</text:p>
                <draw:g>
                  <svg:desc>Sheet3.F2:Sheet3.F200</svg:desc>
                </draw:g>
              </table:table-cell>
              <table:table-cell office:value-type="float" office:value="11.4833">
                <text:p>11.4833</text:p>
                <draw:g>
                  <svg:desc>Sheet3.G2:Sheet3.G200</svg:desc>
                </draw:g>
              </table:table-cell>
              <table:table-cell office:value-type="float" office:value="11.4833">
                <text:p>11.4833</text:p>
                <draw:g>
                  <svg:desc>Sheet3.H2:Sheet3.H200</svg:desc>
                </draw:g>
              </table:table-cell>
              <table:table-cell office:value-type="float" office:value="11.0048">
                <text:p>11.0048</text:p>
                <draw:g>
                  <svg:desc>Sheet3.I2:Sheet3.I200</svg:desc>
                </draw:g>
              </table:table-cell>
              <table:table-cell office:value-type="float" office:value="11.0048">
                <text:p>11.0048</text:p>
                <draw:g>
                  <svg:desc>Sheet3.J2:Sheet3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909">
                <text:p>9.0909</text:p>
              </table:table-cell>
              <table:table-cell office:value-type="float" office:value="8.134">
                <text:p>8.134</text:p>
              </table:table-cell>
              <table:table-cell office:value-type="float" office:value="9.0909">
                <text:p>9.0909</text:p>
              </table:table-cell>
              <table:table-cell office:value-type="float" office:value="8.134">
                <text:p>8.134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7.177">
                <text:p>7.177</text:p>
              </table:table-cell>
              <table:table-cell office:value-type="float" office:value="7.177">
                <text:p>7.177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6555">
                <text:p>7.6555</text:p>
              </table:table-cell>
              <table:table-cell office:value-type="float" office:value="9.0909">
                <text:p>9.0909</text:p>
              </table:table-cell>
              <table:table-cell office:value-type="float" office:value="8.134">
                <text:p>8.134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4.3062">
                <text:p>4.3062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34">
                <text:p>8.134</text:p>
              </table:table-cell>
              <table:table-cell office:value-type="float" office:value="6.6986">
                <text:p>6.6986</text:p>
              </table:table-cell>
              <table:table-cell office:value-type="float" office:value="7.6555">
                <text:p>7.6555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7.6555">
                <text:p>7.6555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555">
                <text:p>7.6555</text:p>
              </table:table-cell>
              <table:table-cell office:value-type="float" office:value="7.177">
                <text:p>7.177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7.177">
                <text:p>7.177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8.134">
                <text:p>8.134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77">
                <text:p>7.177</text:p>
              </table:table-cell>
              <table:table-cell office:value-type="float" office:value="7.177">
                <text:p>7.177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34">
                <text:p>8.134</text:p>
              </table:table-cell>
              <table:table-cell office:value-type="float" office:value="7.177">
                <text:p>7.177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77">
                <text:p>7.17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416">
                <text:p>5.7416</text:p>
              </table:table-cell>
              <table:table-cell office:value-type="float" office:value="7.6555">
                <text:p>7.6555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7.177">
                <text:p>7.17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77">
                <text:p>7.17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3.8278">
                <text:p>3.8278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2.8708">
                <text:p>2.8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34">
                <text:p>8.13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6986">
                <text:p>6.698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6986">
                <text:p>6.698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555">
                <text:p>7.6555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6555">
                <text:p>7.6555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6986">
                <text:p>6.698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7416">
                <text:p>5.7416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25cm" svg:y="0.315cm" chart:style-name="ch2">
          <text:p>Tasa de Aciertos para distintos valores de alfa</text:p>
        </chart:title>
        <chart:legend chart:legend-position="end" svg:x="13.647cm" svg:y="4.203cm" style:legend-expansion="high" chart:style-name="ch3"/>
        <chart:plot-area chart:style-name="ch4" table:cell-range-address="Sheet4.A1:Sheet4.J2 Sheet4.K2:Sheet4.K2" chart:data-source-has-labels="both" svg:x="1.328cm" svg:y="1.656cm" svg:width="11.68cm" svg:height="6.186cm">
          <chartooo:coordinate-region svg:x="1.946cm" svg:y="1.853cm" svg:width="11.062cm" svg:height="5.346cm"/>
          <chart:axis chart:dimension="x" chart:name="primary-x" chart:style-name="ch5" chartooo:axis-type="auto">
            <chartooo:date-scale/>
            <chart:title svg:x="6.05cm" svg:y="8.023cm" chart:style-name="ch6">
              <text:p>Valores de alfa</text:p>
            </chart:title>
            <chart:categories table:cell-range-address="Sheet4.A1:Sheet4.J1"/>
          </chart:axis>
          <chart:axis chart:dimension="y" chart:name="primary-y" chart:style-name="ch7">
            <chart:title svg:x="0.451cm" svg:y="5.553cm" chart:style-name="ch8">
              <text:p>% Aciertos</text:p>
            </chart:title>
            <chart:grid chart:style-name="ch9" chart:class="major"/>
          </chart:axis>
          <chart:series chart:style-name="ch10" chart:values-cell-range-address="Sheet4.A2:Sheet4.J2" chart:label-cell-address="Sheet4.K2:Sheet4.K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4.A1:Sheet4.J1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perceptrón</text:p>
                <draw:g>
                  <svg:desc>Sheet4.K2:Sheet4.K2</svg:desc>
                </draw:g>
              </table:table-cell>
              <table:table-cell office:value-type="float" office:value="91.84">
                <text:p>91.84</text:p>
                <draw:g>
                  <svg:desc>Sheet4.A2:Sheet4.J2</svg:desc>
                </draw:g>
              </table:table-cell>
              <table:table-cell office:value-type="float" office:value="92.86">
                <text:p>92.86</text:p>
              </table:table-cell>
              <table:table-cell office:value-type="float" office:value="93.47">
                <text:p>93.47</text:p>
              </table:table-cell>
              <table:table-cell office:value-type="float" office:value="95.1">
                <text:p>95.1</text:p>
              </table:table-cell>
              <table:table-cell office:value-type="float" office:value="93.67">
                <text:p>93.67</text:p>
              </table:table-cell>
              <table:table-cell office:value-type="float" office:value="92.24">
                <text:p>92.24</text:p>
              </table:table-cell>
              <table:table-cell office:value-type="float" office:value="93.27">
                <text:p>93.27</text:p>
              </table:table-cell>
              <table:table-cell office:value-type="float" office:value="95.1">
                <text:p>95.1</text:p>
              </table:table-cell>
              <table:table-cell office:value-type="float" office:value="92.24">
                <text:p>92.24</text:p>
              </table:table-cell>
              <table:table-cell office:value-type="float" office:value="92.24">
                <text:p>92.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93cm" svg:y="0.315cm" chart:style-name="ch2">
          <text:p>Tasa de Aciertos para distintos valores del Umbral</text:p>
        </chart:title>
        <chart:legend chart:legend-position="end" svg:x="13.647cm" svg:y="4.203cm" style:legend-expansion="high" chart:style-name="ch3"/>
        <chart:plot-area chart:style-name="ch4" table:cell-range-address="Sheet5.A1:Sheet5.J2 Sheet5.K2:Sheet5.K2" chart:data-source-has-labels="both" svg:x="1.328cm" svg:y="1.656cm" svg:width="11.68cm" svg:height="6.186cm">
          <chartooo:coordinate-region svg:x="2.234cm" svg:y="1.853cm" svg:width="10.774cm" svg:height="5.346cm"/>
          <chart:axis chart:dimension="x" chart:name="primary-x" chart:style-name="ch5" chartooo:axis-type="auto">
            <chartooo:date-scale/>
            <chart:title svg:x="5.775cm" svg:y="8.023cm" chart:style-name="ch6">
              <text:p>Valores del umbral</text:p>
            </chart:title>
            <chart:categories table:cell-range-address="Sheet5.A1:Sheet5.J1"/>
          </chart:axis>
          <chart:axis chart:dimension="y" chart:name="primary-y" chart:style-name="ch7">
            <chart:title svg:x="0.451cm" svg:y="5.553cm" chart:style-name="ch8">
              <text:p>% Aciertos</text:p>
            </chart:title>
            <chart:grid chart:style-name="ch9" chart:class="major"/>
          </chart:axis>
          <chart:series chart:style-name="ch10" chart:values-cell-range-address="Sheet5.A2:Sheet5.J2" chart:label-cell-address="Sheet5.K2:Sheet5.K2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5.A1:Sheet5.J1</svg:desc>
                </draw:g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perceptrón</text:p>
                <draw:g>
                  <svg:desc>Sheet5.K2:Sheet5.K2</svg:desc>
                </draw:g>
              </table:table-cell>
              <table:table-cell office:value-type="float" office:value="95.31">
                <text:p>95.31</text:p>
                <draw:g>
                  <svg:desc>Sheet5.A2:Sheet5.J2</svg:desc>
                </draw:g>
              </table:table-cell>
              <table:table-cell office:value-type="float" office:value="95.1">
                <text:p>95.1</text:p>
              </table:table-cell>
              <table:table-cell office:value-type="float" office:value="94.69">
                <text:p>94.69</text:p>
              </table:table-cell>
              <table:table-cell office:value-type="float" office:value="94.9">
                <text:p>94.9</text:p>
              </table:table-cell>
              <table:table-cell office:value-type="float" office:value="94.69">
                <text:p>94.69</text:p>
              </table:table-cell>
              <table:table-cell office:value-type="float" office:value="94.9">
                <text:p>94.9</text:p>
              </table:table-cell>
              <table:table-cell office:value-type="float" office:value="94.69">
                <text:p>94.69</text:p>
              </table:table-cell>
              <table:table-cell office:value-type="float" office:value="94.69">
                <text:p>94.69</text:p>
              </table:table-cell>
              <table:table-cell office:value-type="float" office:value="93.47">
                <text:p>93.47</text:p>
              </table:table-cell>
              <table:table-cell office:value-type="float" office:value="93.88">
                <text:p>93.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46cm" svg:y="0.315cm" chart:style-name="ch2">
          <text:p>Tasa de Error para distintos valores del umbral
en Perceptrón</text:p>
        </chart:title>
        <chart:legend chart:legend-position="end" svg:x="14.184cm" svg:y="1.98cm" style:legend-expansion="high" chart:style-name="ch3"/>
        <chart:plot-area chart:style-name="ch4" table:cell-range-address="Sheet6.A1:Sheet6.J200" chart:data-source-has-labels="row" svg:x="1.328cm" svg:y="2.18cm" svg:width="12.217cm" svg:height="5.662cm">
          <chartooo:coordinate-region svg:x="1.946cm" svg:y="2.377cm" svg:width="11.459cm" svg:height="4.548cm"/>
          <chart:axis chart:dimension="x" chart:name="primary-x" chart:style-name="ch5">
            <chart:title svg:x="6.842cm" svg:y="8.023cm" chart:style-name="ch6">
              <text:p>Épocas</text:p>
            </chart:title>
          </chart:axis>
          <chart:axis chart:dimension="y" chart:name="primary-y" chart:style-name="ch5">
            <chart:title svg:x="0.451cm" svg:y="5.566cm" chart:style-name="ch7">
              <text:p>%Error</text:p>
            </chart:title>
            <chart:grid chart:style-name="ch8" chart:class="major"/>
          </chart:axis>
          <chart:series chart:style-name="ch9" chart:values-cell-range-address="Sheet6.A2:Sheet6.A200" chart:label-cell-address="Sheet6.A1:Sheet6.A1" chart:class="chart:line">
            <chart:data-point chart:repeated="199"/>
          </chart:series>
          <chart:series chart:style-name="ch10" chart:values-cell-range-address="Sheet6.B2:Sheet6.B200" chart:label-cell-address="Sheet6.B1:Sheet6.B1" chart:class="chart:line">
            <chart:data-point chart:repeated="199"/>
          </chart:series>
          <chart:series chart:style-name="ch11" chart:values-cell-range-address="Sheet6.C2:Sheet6.C200" chart:label-cell-address="Sheet6.C1:Sheet6.C1" chart:class="chart:line">
            <chart:data-point chart:repeated="199"/>
          </chart:series>
          <chart:series chart:style-name="ch12" chart:values-cell-range-address="Sheet6.D2:Sheet6.D200" chart:label-cell-address="Sheet6.D1:Sheet6.D1" chart:class="chart:line">
            <chart:data-point chart:repeated="199"/>
          </chart:series>
          <chart:series chart:style-name="ch13" chart:values-cell-range-address="Sheet6.E2:Sheet6.E200" chart:label-cell-address="Sheet6.E1:Sheet6.E1" chart:class="chart:line">
            <chart:data-point chart:repeated="199"/>
          </chart:series>
          <chart:series chart:style-name="ch14" chart:values-cell-range-address="Sheet6.F2:Sheet6.F200" chart:label-cell-address="Sheet6.F1:Sheet6.F1" chart:class="chart:line">
            <chart:data-point chart:repeated="199"/>
          </chart:series>
          <chart:series chart:style-name="ch15" chart:values-cell-range-address="Sheet6.G2:Sheet6.G200" chart:label-cell-address="Sheet6.G1:Sheet6.G1" chart:class="chart:line">
            <chart:data-point chart:repeated="199"/>
          </chart:series>
          <chart:series chart:style-name="ch16" chart:values-cell-range-address="Sheet6.H2:Sheet6.H200" chart:label-cell-address="Sheet6.H1:Sheet6.H1" chart:class="chart:line">
            <chart:data-point chart:repeated="199"/>
          </chart:series>
          <chart:series chart:style-name="ch17" chart:values-cell-range-address="Sheet6.I2:Sheet6.I200" chart:label-cell-address="Sheet6.I1:Sheet6.I1" chart:class="chart:line">
            <chart:data-point chart:repeated="199"/>
          </chart:series>
          <chart:series chart:style-name="ch18" chart:values-cell-range-address="Sheet6.J2:Sheet6.J200" chart:label-cell-address="Sheet6.J1:Sheet6.J1" chart:class="chart:line">
            <chart:data-point chart:repeated="19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</text:p>
                <draw:g>
                  <svg:desc>Sheet6.A1:Sheet6.A1</svg:desc>
                </draw:g>
              </table:table-cell>
              <table:table-cell office:value-type="string">
                <text:p>0.2</text:p>
                <draw:g>
                  <svg:desc>Sheet6.B1:Sheet6.B1</svg:desc>
                </draw:g>
              </table:table-cell>
              <table:table-cell office:value-type="string">
                <text:p>0.3</text:p>
                <draw:g>
                  <svg:desc>Sheet6.C1:Sheet6.C1</svg:desc>
                </draw:g>
              </table:table-cell>
              <table:table-cell office:value-type="string">
                <text:p>0.4</text:p>
                <draw:g>
                  <svg:desc>Sheet6.D1:Sheet6.D1</svg:desc>
                </draw:g>
              </table:table-cell>
              <table:table-cell office:value-type="string">
                <text:p>0.5</text:p>
                <draw:g>
                  <svg:desc>Sheet6.E1:Sheet6.E1</svg:desc>
                </draw:g>
              </table:table-cell>
              <table:table-cell office:value-type="string">
                <text:p>0.6</text:p>
                <draw:g>
                  <svg:desc>Sheet6.F1:Sheet6.F1</svg:desc>
                </draw:g>
              </table:table-cell>
              <table:table-cell office:value-type="string">
                <text:p>0.7</text:p>
                <draw:g>
                  <svg:desc>Sheet6.G1:Sheet6.G1</svg:desc>
                </draw:g>
              </table:table-cell>
              <table:table-cell office:value-type="string">
                <text:p>0.8</text:p>
                <draw:g>
                  <svg:desc>Sheet6.H1:Sheet6.H1</svg:desc>
                </draw:g>
              </table:table-cell>
              <table:table-cell office:value-type="string">
                <text:p>0.9</text:p>
                <draw:g>
                  <svg:desc>Sheet6.I1:Sheet6.I1</svg:desc>
                </draw:g>
              </table:table-cell>
              <table:table-cell office:value-type="string">
                <text:p>1</text:p>
                <draw:g>
                  <svg:desc>Sheet6.J1:Sheet6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8325">
                <text:p>14.8325</text:p>
                <draw:g>
                  <svg:desc>Sheet6.A2:Sheet6.A200</svg:desc>
                </draw:g>
              </table:table-cell>
              <table:table-cell office:value-type="float" office:value="19.6172">
                <text:p>19.6172</text:p>
                <draw:g>
                  <svg:desc>Sheet6.B2:Sheet6.B200</svg:desc>
                </draw:g>
              </table:table-cell>
              <table:table-cell office:value-type="float" office:value="24.8804">
                <text:p>24.8804</text:p>
                <draw:g>
                  <svg:desc>Sheet6.C2:Sheet6.C200</svg:desc>
                </draw:g>
              </table:table-cell>
              <table:table-cell office:value-type="float" office:value="26.3158">
                <text:p>26.3158</text:p>
                <draw:g>
                  <svg:desc>Sheet6.D2:Sheet6.D200</svg:desc>
                </draw:g>
              </table:table-cell>
              <table:table-cell office:value-type="float" office:value="29.1866">
                <text:p>29.1866</text:p>
                <draw:g>
                  <svg:desc>Sheet6.E2:Sheet6.E200</svg:desc>
                </draw:g>
              </table:table-cell>
              <table:table-cell office:value-type="float" office:value="32.0574">
                <text:p>32.0574</text:p>
                <draw:g>
                  <svg:desc>Sheet6.F2:Sheet6.F200</svg:desc>
                </draw:g>
              </table:table-cell>
              <table:table-cell office:value-type="float" office:value="35.8852">
                <text:p>35.8852</text:p>
                <draw:g>
                  <svg:desc>Sheet6.G2:Sheet6.G200</svg:desc>
                </draw:g>
              </table:table-cell>
              <table:table-cell office:value-type="float" office:value="37.3206">
                <text:p>37.3206</text:p>
                <draw:g>
                  <svg:desc>Sheet6.H2:Sheet6.H200</svg:desc>
                </draw:g>
              </table:table-cell>
              <table:table-cell office:value-type="float" office:value="41.1483">
                <text:p>41.1483</text:p>
                <draw:g>
                  <svg:desc>Sheet6.I2:Sheet6.I200</svg:desc>
                </draw:g>
              </table:table-cell>
              <table:table-cell office:value-type="float" office:value="43.0622">
                <text:p>43.0622</text:p>
                <draw:g>
                  <svg:desc>Sheet6.J2:Sheet6.J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10.0478">
                <text:p>10.0478</text:p>
              </table:table-cell>
              <table:table-cell office:value-type="float" office:value="12.4402">
                <text:p>12.4402</text:p>
              </table:table-cell>
              <table:table-cell office:value-type="float" office:value="12.4402">
                <text:p>12.4402</text:p>
              </table:table-cell>
              <table:table-cell office:value-type="float" office:value="14.3541">
                <text:p>14.3541</text:p>
              </table:table-cell>
              <table:table-cell office:value-type="float" office:value="12.4402">
                <text:p>12.4402</text:p>
              </table:table-cell>
              <table:table-cell office:value-type="float" office:value="14.8325">
                <text:p>14.8325</text:p>
              </table:table-cell>
              <table:table-cell office:value-type="float" office:value="14.8325">
                <text:p>14.8325</text:p>
              </table:table-cell>
              <table:table-cell office:value-type="float" office:value="14.8325">
                <text:p>14.8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416">
                <text:p>5.7416</text:p>
              </table:table-cell>
              <table:table-cell office:value-type="float" office:value="8.134">
                <text:p>8.134</text:p>
              </table:table-cell>
              <table:table-cell office:value-type="float" office:value="6.6986">
                <text:p>6.6986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9.0909">
                <text:p>9.0909</text:p>
              </table:table-cell>
              <table:table-cell office:value-type="float" office:value="11.0048">
                <text:p>11.0048</text:p>
              </table:table-cell>
              <table:table-cell office:value-type="float" office:value="11.4833">
                <text:p>11.4833</text:p>
              </table:table-cell>
              <table:table-cell office:value-type="float" office:value="10.5263">
                <text:p>10.5263</text:p>
              </table:table-cell>
              <table:table-cell office:value-type="float" office:value="12.4402">
                <text:p>12.4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77">
                <text:p>7.177</text:p>
              </table:table-cell>
              <table:table-cell office:value-type="float" office:value="5.7416">
                <text:p>5.7416</text:p>
              </table:table-cell>
              <table:table-cell office:value-type="float" office:value="7.177">
                <text:p>7.177</text:p>
              </table:table-cell>
              <table:table-cell office:value-type="float" office:value="9.0909">
                <text:p>9.0909</text:p>
              </table:table-cell>
              <table:table-cell office:value-type="float" office:value="9.0909">
                <text:p>9.0909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10.0478">
                <text:p>10.0478</text:p>
              </table:table-cell>
              <table:table-cell office:value-type="float" office:value="10.0478">
                <text:p>10.0478</text:p>
              </table:table-cell>
              <table:table-cell office:value-type="float" office:value="10.0478">
                <text:p>10.0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632">
                <text:p>5.2632</text:p>
              </table:table-cell>
              <table:table-cell office:value-type="float" office:value="7.177">
                <text:p>7.177</text:p>
              </table:table-cell>
              <table:table-cell office:value-type="float" office:value="6.6986">
                <text:p>6.6986</text:p>
              </table:table-cell>
              <table:table-cell office:value-type="float" office:value="7.6555">
                <text:p>7.6555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  <table:table-cell office:value-type="float" office:value="9.0909">
                <text:p>9.0909</text:p>
              </table:table-cell>
              <table:table-cell office:value-type="float" office:value="8.134">
                <text:p>8.134</text:p>
              </table:table-cell>
              <table:table-cell office:value-type="float" office:value="8.134">
                <text:p>8.134</text:p>
              </table:table-cell>
              <table:table-cell office:value-type="float" office:value="8.6124">
                <text:p>8.6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8.134">
                <text:p>8.134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8.134">
                <text:p>8.134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  <table:table-cell office:value-type="float" office:value="9.0909">
                <text:p>9.0909</text:p>
              </table:table-cell>
              <table:table-cell office:value-type="float" office:value="8.6124">
                <text:p>8.6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7.177">
                <text:p>7.177</text:p>
              </table:table-cell>
              <table:table-cell office:value-type="float" office:value="6.6986">
                <text:p>6.6986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  <table:table-cell office:value-type="float" office:value="8.6124">
                <text:p>8.6124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7.177">
                <text:p>7.177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8.134">
                <text:p>8.134</text:p>
              </table:table-cell>
              <table:table-cell office:value-type="float" office:value="7.177">
                <text:p>7.177</text:p>
              </table:table-cell>
              <table:table-cell office:value-type="float" office:value="7.6555">
                <text:p>7.6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278">
                <text:p>3.8278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7.177">
                <text:p>7.177</text:p>
              </table:table-cell>
              <table:table-cell office:value-type="float" office:value="6.2201">
                <text:p>6.2201</text:p>
              </table:table-cell>
              <table:table-cell office:value-type="float" office:value="7.6555">
                <text:p>7.6555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7.6555">
                <text:p>7.6555</text:p>
              </table:table-cell>
              <table:table-cell office:value-type="float" office:value="6.2201">
                <text:p>6.2201</text:p>
              </table:table-cell>
              <table:table-cell office:value-type="float" office:value="7.6555">
                <text:p>7.6555</text:p>
              </table:table-cell>
              <table:table-cell office:value-type="float" office:value="8.134">
                <text:p>8.134</text:p>
              </table:table-cell>
              <table:table-cell office:value-type="float" office:value="8.134">
                <text:p>8.134</text:p>
              </table:table-cell>
              <table:table-cell office:value-type="float" office:value="9.0909">
                <text:p>9.0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7.6555">
                <text:p>7.6555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8.134">
                <text:p>8.134</text:p>
              </table:table-cell>
              <table:table-cell office:value-type="float" office:value="7.177">
                <text:p>7.177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7.6555">
                <text:p>7.6555</text:p>
              </table:table-cell>
              <table:table-cell office:value-type="float" office:value="8.134">
                <text:p>8.134</text:p>
              </table:table-cell>
              <table:table-cell office:value-type="float" office:value="9.0909">
                <text:p>9.0909</text:p>
              </table:table-cell>
              <table:table-cell office:value-type="float" office:value="7.6555">
                <text:p>7.6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8.134">
                <text:p>8.134</text:p>
              </table:table-cell>
              <table:table-cell office:value-type="float" office:value="5.7416">
                <text:p>5.7416</text:p>
              </table:table-cell>
              <table:table-cell office:value-type="float" office:value="7.6555">
                <text:p>7.6555</text:p>
              </table:table-cell>
              <table:table-cell office:value-type="float" office:value="7.6555">
                <text:p>7.6555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7.6555">
                <text:p>7.6555</text:p>
              </table:table-cell>
              <table:table-cell office:value-type="float" office:value="5.2632">
                <text:p>5.2632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6.6986">
                <text:p>6.6986</text:p>
              </table:table-cell>
              <table:table-cell office:value-type="float" office:value="7.177">
                <text:p>7.177</text:p>
              </table:table-cell>
              <table:table-cell office:value-type="float" office:value="8.134">
                <text:p>8.134</text:p>
              </table:table-cell>
              <table:table-cell office:value-type="float" office:value="7.6555">
                <text:p>7.6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7.177">
                <text:p>7.177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7.6555">
                <text:p>7.6555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7.177">
                <text:p>7.17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7.6555">
                <text:p>7.6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708">
                <text:p>2.8708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7.177">
                <text:p>7.17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7.177">
                <text:p>7.17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7.177">
                <text:p>7.177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6.6986">
                <text:p>6.698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708">
                <text:p>2.870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708">
                <text:p>2.870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7.177">
                <text:p>7.17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6.6986">
                <text:p>6.698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708">
                <text:p>2.870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6.6986">
                <text:p>6.6986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7.6555">
                <text:p>7.6555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708">
                <text:p>2.870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923">
                <text:p>2.3923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6.6986">
                <text:p>6.6986</text:p>
              </table:table-cell>
              <table:table-cell office:value-type="float" office:value="7.6555">
                <text:p>7.6555</text:p>
              </table:table-cell>
              <table:table-cell office:value-type="float" office:value="7.6555">
                <text:p>7.6555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708">
                <text:p>2.870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3493">
                <text:p>3.3493</text:p>
              </table:table-cell>
              <table:table-cell office:value-type="float" office:value="7.177">
                <text:p>7.17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708">
                <text:p>2.8708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7.6555">
                <text:p>7.6555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493">
                <text:p>3.3493</text:p>
              </table:table-cell>
              <table:table-cell office:value-type="float" office:value="2.8708">
                <text:p>2.870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7.177">
                <text:p>7.17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923">
                <text:p>2.392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923">
                <text:p>2.3923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8278">
                <text:p>3.8278</text:p>
              </table:table-cell>
              <table:table-cell office:value-type="float" office:value="2.3923">
                <text:p>2.3923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3923">
                <text:p>2.3923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2632">
                <text:p>5.2632</text:p>
              </table:table-cell>
              <table:table-cell office:value-type="float" office:value="2.3923">
                <text:p>2.3923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062">
                <text:p>4.3062</text:p>
              </table:table-cell>
              <table:table-cell office:value-type="float" office:value="2.3923">
                <text:p>2.3923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3923">
                <text:p>2.3923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6.6986">
                <text:p>6.69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493">
                <text:p>3.3493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2.3923">
                <text:p>2.3923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7416">
                <text:p>5.7416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4.3062">
                <text:p>4.3062</text:p>
              </table:table-cell>
              <table:table-cell office:value-type="float" office:value="5.7416">
                <text:p>5.74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278">
                <text:p>3.8278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3493">
                <text:p>3.3493</text:p>
              </table:table-cell>
              <table:table-cell office:value-type="float" office:value="2.3923">
                <text:p>2.3923</text:p>
              </table:table-cell>
              <table:table-cell office:value-type="float" office:value="2.3923">
                <text:p>2.3923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7416">
                <text:p>5.7416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062">
                <text:p>4.306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3923">
                <text:p>2.3923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708">
                <text:p>2.870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3.3493">
                <text:p>3.3493</text:p>
              </table:table-cell>
              <table:table-cell office:value-type="float" office:value="3.3493">
                <text:p>3.3493</text:p>
              </table:table-cell>
              <table:table-cell office:value-type="float" office:value="4.7847">
                <text:p>4.7847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3062">
                <text:p>4.3062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2.3923">
                <text:p>2.3923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5.2632">
                <text:p>5.2632</text:p>
              </table:table-cell>
              <table:table-cell office:value-type="float" office:value="6.2201">
                <text:p>6.22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7847">
                <text:p>4.7847</text:p>
              </table:table-cell>
              <table:table-cell office:value-type="float" office:value="2.8708">
                <text:p>2.8708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3493">
                <text:p>3.3493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278">
                <text:p>3.8278</text:p>
              </table:table-cell>
              <table:table-cell office:value-type="float" office:value="2.3923">
                <text:p>2.3923</text:p>
              </table:table-cell>
              <table:table-cell office:value-type="float" office:value="3.8278">
                <text:p>3.8278</text:p>
              </table:table-cell>
              <table:table-cell office:value-type="float" office:value="4.3062">
                <text:p>4.3062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4.7847">
                <text:p>4.7847</text:p>
              </table:table-cell>
              <table:table-cell office:value-type="float" office:value="3.8278">
                <text:p>3.8278</text:p>
              </table:table-cell>
              <table:table-cell office:value-type="float" office:value="5.7416">
                <text:p>5.7416</text:p>
              </table:table-cell>
              <table:table-cell office:value-type="float" office:value="5.2632">
                <text:p>5.26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493">
                <text:p>3.3493</text:p>
              </table:table-cell>
              <table:table-cell office:value-type="float" office:value="3.8278">
                <text:p>3.8278</text:p>
              </table:table-cell>
              <table:table-cell office:value-type="float" office:value="2.3923">
                <text:p>2.3923</text:p>
              </table:table-cell>
              <table:table-cell office:value-type="float" office:value="4.3062">
                <text:p>4.3062</text:p>
              </table:table-cell>
              <table:table-cell office:value-type="float" office:value="5.2632">
                <text:p>5.2632</text:p>
              </table:table-cell>
              <table:table-cell office:value-type="float" office:value="5.2632">
                <text:p>5.2632</text:p>
              </table:table-cell>
              <table:table-cell office:value-type="float" office:value="4.3062">
                <text:p>4.3062</text:p>
              </table:table-cell>
              <table:table-cell office:value-type="float" office:value="4.3062">
                <text:p>4.3062</text:p>
              </table:table-cell>
              <table:table-cell office:value-type="float" office:value="6.2201">
                <text:p>6.2201</text:p>
              </table:table-cell>
              <table:table-cell office:value-type="float" office:value="4.3062">
                <text:p>4.30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Linux_x86 LibreOffice_project/05dceb5d363845f2cf968344d7adab8dcfb2ba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